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70000473600005F30E5EA102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57in"/>
    </style:style>
    <style:style style:name="co2" style:family="table-column">
      <style:table-column-properties fo:break-before="auto" style:column-width="1.231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4925in"/>
    </style:style>
    <style:style style:name="co6" style:family="table-column">
      <style:table-column-properties fo:break-before="auto" style:column-width="0.6409in"/>
    </style:style>
    <style:style style:name="co7" style:family="table-column">
      <style:table-column-properties fo:break-before="auto" style:column-width="1.9181in"/>
    </style:style>
    <style:style style:name="co8" style:family="table-column">
      <style:table-column-properties fo:break-before="auto" style:column-width="1.3965in"/>
    </style:style>
    <style:style style:name="co9" style:family="table-column">
      <style:table-column-properties fo:break-before="auto" style:column-width="1.7398in"/>
    </style:style>
    <style:style style:name="co10" style:family="table-column">
      <style:table-column-properties fo:break-before="auto" style:column-width="0.9571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6874in"/>
    </style:style>
    <style:style style:name="co13" style:family="table-column">
      <style:table-column-properties fo:break-before="auto" style:column-width="1.2547in"/>
    </style:style>
    <style:style style:name="co14" style:family="table-column">
      <style:table-column-properties fo:break-before="auto" style:column-width="1.2661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38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2.0516in"/>
    </style:style>
    <style:style style:name="co19" style:family="table-column">
      <style:table-column-properties fo:break-before="auto" style:column-width="0.698in"/>
    </style:style>
    <style:style style:name="co20" style:family="table-column">
      <style:table-column-properties fo:break-before="auto" style:column-width="1.3236in"/>
    </style:style>
    <style:style style:name="co21" style:family="table-column">
      <style:table-column-properties fo:break-before="auto" style:column-width="1.3425in"/>
    </style:style>
    <style:style style:name="co22" style:family="table-column">
      <style:table-column-properties fo:break-before="auto" style:column-width="1.5807in"/>
    </style:style>
    <style:style style:name="co23" style:family="table-column">
      <style:table-column-properties fo:break-before="auto" style:column-width="1.5992in"/>
    </style:style>
    <style:style style:name="co24" style:family="table-column">
      <style:table-column-properties fo:break-before="auto" style:column-width="0.6583in"/>
    </style:style>
    <style:style style:name="co25" style:family="table-column">
      <style:table-column-properties fo:break-before="auto" style:column-width="2.1508in"/>
    </style:style>
    <style:style style:name="co26" style:family="table-column">
      <style:table-column-properties fo:break-before="auto" style:column-width="0.6917in"/>
    </style:style>
    <style:style style:name="co27" style:family="table-column">
      <style:table-column-properties fo:break-before="auto" style:column-width="1.0583in"/>
    </style:style>
    <style:style style:name="co28" style:family="table-column">
      <style:table-column-properties fo:break-before="auto" style:column-width="0.7854in"/>
    </style:style>
    <style:style style:name="co29" style:family="table-column">
      <style:table-column-properties fo:break-before="auto" style:column-width="0.4799in"/>
    </style:style>
    <style:style style:name="co30" style:family="table-column">
      <style:table-column-properties fo:break-before="auto" style:column-width="0.589in"/>
    </style:style>
    <style:style style:name="co31" style:family="table-column">
      <style:table-column-properties fo:break-before="auto" style:column-width="0.8728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PageStyle_5f_Bolzano">
      <style:table-properties table:display="true" style:writing-mode="lr-tb"/>
    </style:style>
    <style:style style:name="ta2" style:family="table" style:master-page-name="PageStyle_5f_Verona1">
      <style:table-properties table:display="true" style:writing-mode="lr-tb"/>
    </style:style>
    <style:style style:name="ta3" style:family="table" style:master-page-name="PageStyle_5f_Verona2">
      <style:table-properties table:display="true" style:writing-mode="lr-tb"/>
    </style:style>
    <style:style style:name="ta4" style:family="table" style:master-page-name="PageStyle_5f_Verona3">
      <style:table-properties table:display="true" style:writing-mode="lr-tb"/>
    </style:style>
    <style:style style:name="ta5" style:family="table" style:master-page-name="PageStyle_5f_Mod1_5f_3">
      <style:table-properties table:display="true" style:writing-mode="lr-tb"/>
    </style:style>
    <style:style style:name="ta6" style:family="table" style:master-page-name="PageStyle_5f_Mod4_5f_5">
      <style:table-properties table:display="true" style:writing-mode="lr-tb"/>
    </style:style>
    <style:style style:name="ta7" style:family="table" style:master-page-name="PageStyle_5f_Mod6_5f_7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010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 style:data-style-name="N10106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124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 style:data-style-name="N10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Comma" style:data-style-name="N129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 style:data-style-name="N1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6" style:family="table-cell" style:parent-style-name="Default" style:data-style-name="N1010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106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9" style:family="table-cell" style:parent-style-name="Excel_5f_BuiltIn_5f_Comma" style:data-style-name="N12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5f_BuiltIn_5f_Comma" style:data-style-name="N128">
      <style:table-cell-properties style:glyph-orientation-vertical="0" fo:border-bottom="0.0346in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Percent">
      <style:table-cell-properties style:glyph-orientation-vertical="0" fo:border-bottom="0.0346in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46in solid #000000" fo:background-color="#8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8" style:family="table-cell" style:parent-style-name="Default" style:data-style-name="N10106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128">
      <style:table-cell-properties style:glyph-orientation-vertical="0" fo:background-color="#ffff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5f_BuiltIn_5f_Comma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Percent">
      <style:table-cell-properties style:glyph-orientation-vertical="0" fo:background-color="#ffff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10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 style:data-style-name="N10106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Excel_5f_BuiltIn_5f_Comma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Comma" style:data-style-name="N128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Default" style:data-style-name="N1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ackground-color="#ff00ff"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6" style:family="table-cell" style:parent-style-name="Default">
      <style:table-cell-properties fo:background-color="#ff9900"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fo:background-color="#99ccff"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Bolzano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6" table:default-cell-style-name="ce4"/>
        <table:table-row table:style-name="ro1">
          <table:table-cell table:style-name="ce1" office:value-type="string">
            <text:p>Ora</text:p>
          </table:table-cell>
          <table:table-cell table:style-name="ce1" office:value-type="string">
            <text:p>Temperatura (°F)</text:p>
          </table:table-cell>
          <table:table-cell table:style-name="ce1" office:value-type="string">
            <text:p>Temperatura (°C)</text:p>
          </table:table-cell>
          <table:table-cell table:style-name="ce1" office:value-type="string">
            <office:annotation draw:style-name="gr1" draw:text-style-name="P1" svg:width="4.2311in" svg:height="2.0827in" svg:x="4.5547in" svg:y="0.0193in" draw:caption-point-x="-4.5547in" draw:caption-point-y="-0.0193in">
              <dc:creator>MC</dc:creator>
              <dc:date>2006-07-12T00:00:00</dc:date>
              <text:p text:style-name="P1"><text:span text:style-name="T1">Marco:</text:span></text:p>
              <text:p text:style-name="P1"><text:span text:style-name="T2">Il punto di rugiada è la temperatura a cui l'aria umida deve essere raffreddata (mantenendo costante la pressione ed il contenuto di vapor acqueo) per raggiungere la saturazione. Si può quindi determinare in modo semplice e diretto, aggiungendo lentamente del ghiaccio all'acqua contenuta in un recipiente e mescolando con un termometro. Si raffreddano così le pareti esterne del recipiente e anche l'aria a contatto con esse. La temperatura alla quale si comincia a vedere la condensazione del vapor acqueo sulle pareti del recipiente è il punto di rugiada (si vede più facilmente se la superficie è uno specchio).</text:span></text:p>
              <text:p text:style-name="P1"><text:span text:style-name="T2">La misura della temperatura dell'aria e del punto di rugiada possono essere utilizzate per stabilire il livello di condensazione, cioè la quota a cui è probabile avvenga la condensazione e quindi l'altezza a cui si formano le nubi. Tale metodo è efficace quando la parte inferiore delle nubi è piatta, per esempio con i cumuli di convezione.</text:span></text:p>
            </office:annotation>
            <text:p>Punto di rugiada (°F)</text:p>
          </table:table-cell>
          <table:table-cell table:style-name="ce1" office:value-type="string">
            <text:p>Punto di rugiada (°C)</text:p>
          </table:table-cell>
          <table:table-cell table:style-name="ce1" office:value-type="string">
            <text:p>Umidità</text:p>
          </table:table-cell>
          <table:table-cell table:style-name="ce1" office:value-type="string">
            <text:p>Pressione atmosferica (hPa)</text:p>
          </table:table-cell>
          <table:table-cell table:style-name="ce1" office:value-type="string">
            <text:p>Direzione del vento</text:p>
          </table:table-cell>
          <table:table-cell table:style-name="ce1" office:value-type="string">
            <text:p>Velocità del vento (km/h)</text:p>
          </table:table-cell>
          <table:table-cell table:style-name="ce1" office:value-type="string">
            <text:p>Condizioni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0H45M00S">
            <text:p>12.45 m.</text:p>
          </table:table-cell>
          <table:table-cell table:style-name="ce5" office:value-type="float" office:value="62.6">
            <text:p>62,6</text:p>
          </table:table-cell>
          <table:table-cell table:style-name="ce5" office:value-type="float" office:value="17">
            <text:p>17,0</text:p>
          </table:table-cell>
          <table:table-cell table:style-name="ce7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9" office:value-type="percentage" office:value="0.72">
            <text:p>72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3.7014912">
            <text:p>3,7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1H45M00S">
            <text:p>1.45 m.</text:p>
          </table:table-cell>
          <table:table-cell table:style-name="ce5" office:value-type="float" office:value="62.6">
            <text:p>62,6</text:p>
          </table:table-cell>
          <table:table-cell table:style-name="ce5" office:value-type="float" office:value="17">
            <text:p>17,0</text:p>
          </table:table-cell>
          <table:table-cell table:style-name="ce7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9" office:value-type="percentage" office:value="0.72">
            <text:p>72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3.7014912">
            <text:p>3,7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2H45M00S">
            <text:p>2.45 m.</text:p>
          </table:table-cell>
          <table:table-cell table:style-name="ce5" office:value-type="float" office:value="60.8">
            <text:p>60,8</text:p>
          </table:table-cell>
          <table:table-cell table:style-name="ce5" office:value-type="float" office:value="16">
            <text:p>16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72">
            <text:p>72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Calmo</text:p>
          </table:table-cell>
          <table:table-cell table:style-name="ce7" office:value-type="string">
            <text:p>Calmo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3H45M00S">
            <text:p>3.45 m.</text:p>
          </table:table-cell>
          <table:table-cell table:style-name="ce5" office:value-type="float" office:value="59">
            <text:p>59,0</text:p>
          </table:table-cell>
          <table:table-cell table:style-name="ce5" office:value-type="float" office:value="15">
            <text:p>15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77">
            <text:p>77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3.7014912">
            <text:p>3,7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4H45M00S">
            <text:p>4.45 m.</text:p>
          </table:table-cell>
          <table:table-cell table:style-name="ce5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88">
            <text:p>88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1.9312128">
            <text:p>1,93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5H45M00S">
            <text:p>5.45 m.</text:p>
          </table:table-cell>
          <table:table-cell table:style-name="ce5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88">
            <text:p>88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Calmo</text:p>
          </table:table-cell>
          <table:table-cell table:style-name="ce7" office:value-type="string">
            <text:p>Calmo</text:p>
          </table:table-cell>
          <table:table-cell table:style-name="ce7" office:value-type="string">
            <text:p>Seren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6H45M00S">
            <text:p>6.45 m.</text:p>
          </table:table-cell>
          <table:table-cell table:style-name="ce5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7" office:value-type="float" office:value="50">
            <text:p>50</text:p>
          </table:table-cell>
          <table:table-cell table:style-name="ce5" office:value-type="float" office:value="10">
            <text:p>10,0</text:p>
          </table:table-cell>
          <table:table-cell table:style-name="ce9" office:value-type="percentage" office:value="0.88">
            <text:p>88%</text:p>
          </table:table-cell>
          <table:table-cell table:style-name="ce11" office:value-type="float" office:value="1016">
            <text:p><text:s/>1.016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1.9312128">
            <text:p>1,93</text:p>
          </table:table-cell>
          <table:table-cell table:style-name="ce7" office:value-type="string">
            <text:p>Seren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7H45M00S">
            <text:p>7.45 m.</text:p>
          </table:table-cell>
          <table:table-cell table:style-name="ce5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88">
            <text:p>88%</text:p>
          </table:table-cell>
          <table:table-cell table:style-name="ce11" office:value-type="float" office:value="1016">
            <text:p><text:s/>1.016 </text:p>
          </table:table-cell>
          <table:table-cell table:style-name="ce13" office:value-type="string">
            <text:p>Calmo</text:p>
          </table:table-cell>
          <table:table-cell table:style-name="ce7" office:value-type="string">
            <text:p>Calmo</text:p>
          </table:table-cell>
          <table:table-cell table:style-name="ce7" office:value-type="string">
            <text:p>Seren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8H45M00S">
            <text:p>8.45 m.</text:p>
          </table:table-cell>
          <table:table-cell table:style-name="ce5" office:value-type="float" office:value="60.8">
            <text:p>60,8</text:p>
          </table:table-cell>
          <table:table-cell table:style-name="ce5" office:value-type="float" office:value="16">
            <text:p>16,0</text:p>
          </table:table-cell>
          <table:table-cell table:style-name="ce7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9" office:value-type="percentage" office:value="0.77">
            <text:p>77%</text:p>
          </table:table-cell>
          <table:table-cell table:style-name="ce11" office:value-type="float" office:value="1016">
            <text:p><text:s/>1.016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1.9312128">
            <text:p>1,93</text:p>
          </table:table-cell>
          <table:table-cell table:style-name="ce7" office:value-type="string">
            <text:p>Seren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09H45M00S">
            <text:p>9.45 m.</text:p>
          </table:table-cell>
          <table:table-cell table:style-name="ce5" office:value-type="float" office:value="64.4">
            <text:p>64,4</text:p>
          </table:table-cell>
          <table:table-cell table:style-name="ce5" office:value-type="float" office:value="18">
            <text:p>18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64">
            <text:p>64%</text:p>
          </table:table-cell>
          <table:table-cell table:style-name="ce11" office:value-type="float" office:value="1016">
            <text:p><text:s/>1.016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1.9312128">
            <text:p>1,93</text:p>
          </table:table-cell>
          <table:table-cell table:style-name="ce7" office:value-type="string">
            <text:p>Seren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0H45M00S">
            <text:p>10.45 m.</text:p>
          </table:table-cell>
          <table:table-cell table:style-name="ce5" office:value-type="float" office:value="68">
            <text:p>68,0</text:p>
          </table:table-cell>
          <table:table-cell table:style-name="ce5" office:value-type="float" office:value="20">
            <text:p>20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56">
            <text:p>56%</text:p>
          </table:table-cell>
          <table:table-cell table:style-name="ce11" office:value-type="float" office:value="1015">
            <text:p><text:s/>1.015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3.7014912">
            <text:p>3,7</text:p>
          </table:table-cell>
          <table:table-cell table:style-name="ce7" office:value-type="string">
            <text:p>Seren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1H45M00S">
            <text:p>11.45 m.</text:p>
          </table:table-cell>
          <table:table-cell table:style-name="ce5" office:value-type="float" office:value="71.6">
            <text:p>71,6</text:p>
          </table:table-cell>
          <table:table-cell table:style-name="ce5" office:value-type="float" office:value="22">
            <text:p>22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5">
            <text:p>50%</text:p>
          </table:table-cell>
          <table:table-cell table:style-name="ce11" office:value-type="float" office:value="1014">
            <text:p><text:s/>1.014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5.632704">
            <text:p>5,63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2H45M00S">
            <text:p>12.45 p.</text:p>
          </table:table-cell>
          <table:table-cell table:style-name="ce5" office:value-type="float" office:value="75.2">
            <text:p>75,2</text:p>
          </table:table-cell>
          <table:table-cell table:style-name="ce5" office:value-type="float" office:value="24">
            <text:p>24,0</text:p>
          </table:table-cell>
          <table:table-cell table:style-name="ce7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9" office:value-type="percentage" office:value="0.47">
            <text:p>47%</text:p>
          </table:table-cell>
          <table:table-cell table:style-name="ce11" office:value-type="float" office:value="1013">
            <text:p><text:s/>1.013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5.632704">
            <text:p>5,63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3H45M00S">
            <text:p>1.45 p.</text:p>
          </table:table-cell>
          <table:table-cell table:style-name="ce5" office:value-type="float" office:value="77">
            <text:p>77,0</text:p>
          </table:table-cell>
          <table:table-cell table:style-name="ce5" office:value-type="float" office:value="25">
            <text:p>25,0</text:p>
          </table:table-cell>
          <table:table-cell table:style-name="ce7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9" office:value-type="percentage" office:value="0.44">
            <text:p>44%</text:p>
          </table:table-cell>
          <table:table-cell table:style-name="ce11" office:value-type="float" office:value="1012">
            <text:p><text:s/>1.012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5.632704">
            <text:p>5,63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4H45M00S">
            <text:p>2.45 p.</text:p>
          </table:table-cell>
          <table:table-cell table:style-name="ce5" office:value-type="float" office:value="82.4">
            <text:p>82,4</text:p>
          </table:table-cell>
          <table:table-cell table:style-name="ce5" office:value-type="float" office:value="28">
            <text:p>28,0</text:p>
          </table:table-cell>
          <table:table-cell table:style-name="ce7" office:value-type="float" office:value="50">
            <text:p>50</text:p>
          </table:table-cell>
          <table:table-cell table:style-name="ce5" office:value-type="float" office:value="10">
            <text:p>10,0</text:p>
          </table:table-cell>
          <table:table-cell table:style-name="ce9" office:value-type="percentage" office:value="0.32">
            <text:p>32%</text:p>
          </table:table-cell>
          <table:table-cell table:style-name="ce11" office:value-type="float" office:value="1011">
            <text:p><text:s/>1.011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3.7014912">
            <text:p>3,7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5H45M00S">
            <text:p>3.45 p.</text:p>
          </table:table-cell>
          <table:table-cell table:style-name="ce5" office:value-type="float" office:value="82.4">
            <text:p>82,4</text:p>
          </table:table-cell>
          <table:table-cell table:style-name="ce5" office:value-type="float" office:value="28">
            <text:p>28,0</text:p>
          </table:table-cell>
          <table:table-cell table:style-name="ce7" office:value-type="float" office:value="53.6">
            <text:p>53,6</text:p>
          </table:table-cell>
          <table:table-cell table:style-name="ce5" office:value-type="float" office:value="12">
            <text:p>12,0</text:p>
          </table:table-cell>
          <table:table-cell table:style-name="ce9" office:value-type="percentage" office:value="0.37">
            <text:p>37%</text:p>
          </table:table-cell>
          <table:table-cell table:style-name="ce11" office:value-type="float" office:value="1011">
            <text:p><text:s/>1.011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5.632704">
            <text:p>5,63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6H45M00S">
            <text:p>4.45 p.</text:p>
          </table:table-cell>
          <table:table-cell table:style-name="ce5" office:value-type="float" office:value="82.4">
            <text:p>82,4</text:p>
          </table:table-cell>
          <table:table-cell table:style-name="ce5" office:value-type="float" office:value="28">
            <text:p>28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35">
            <text:p>35%</text:p>
          </table:table-cell>
          <table:table-cell table:style-name="ce11" office:value-type="float" office:value="1010">
            <text:p><text:s/>1.010 </text:p>
          </table:table-cell>
          <table:table-cell table:style-name="ce13" office:value-type="string">
            <text:p>Sud</text:p>
          </table:table-cell>
          <table:table-cell table:style-name="ce7" office:value-type="float" office:value="11.1044736">
            <text:p>11,1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7H45M00S">
            <text:p>5.45 p.</text:p>
          </table:table-cell>
          <table:table-cell table:style-name="ce5" office:value-type="float" office:value="82.4">
            <text:p>82,4</text:p>
          </table:table-cell>
          <table:table-cell table:style-name="ce5" office:value-type="float" office:value="28">
            <text:p>28,0</text:p>
          </table:table-cell>
          <table:table-cell table:style-name="ce7" office:value-type="float" office:value="51.8">
            <text:p>51,8</text:p>
          </table:table-cell>
          <table:table-cell table:style-name="ce5" office:value-type="float" office:value="11">
            <text:p>11,0</text:p>
          </table:table-cell>
          <table:table-cell table:style-name="ce9" office:value-type="percentage" office:value="0.35">
            <text:p>35%</text:p>
          </table:table-cell>
          <table:table-cell table:style-name="ce11" office:value-type="float" office:value="1010">
            <text:p><text:s/>1.010 </text:p>
          </table:table-cell>
          <table:table-cell table:style-name="ce13" office:value-type="string">
            <text:p>Sud</text:p>
          </table:table-cell>
          <table:table-cell table:style-name="ce7" office:value-type="float" office:value="9.3341952">
            <text:p>9,33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8H45M00S">
            <text:p>6.45 p.</text:p>
          </table:table-cell>
          <table:table-cell table:style-name="ce5" office:value-type="float" office:value="80.6">
            <text:p>80,6</text:p>
          </table:table-cell>
          <table:table-cell table:style-name="ce5" office:value-type="float" office:value="27">
            <text:p>27,0</text:p>
          </table:table-cell>
          <table:table-cell table:style-name="ce7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9" office:value-type="percentage" office:value="0.42">
            <text:p>42%</text:p>
          </table:table-cell>
          <table:table-cell table:style-name="ce11" office:value-type="float" office:value="1010">
            <text:p><text:s/>1.010 </text:p>
          </table:table-cell>
          <table:table-cell table:style-name="ce13" office:value-type="string">
            <text:p>SSE</text:p>
          </table:table-cell>
          <table:table-cell table:style-name="ce7" office:value-type="float" office:value="9.3341952">
            <text:p>9,33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19H45M00S">
            <text:p>7.45 p.</text:p>
          </table:table-cell>
          <table:table-cell table:style-name="ce5" office:value-type="float" office:value="75.2">
            <text:p>75,2</text:p>
          </table:table-cell>
          <table:table-cell table:style-name="ce5" office:value-type="float" office:value="24">
            <text:p>24,0</text:p>
          </table:table-cell>
          <table:table-cell table:style-name="ce7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9" office:value-type="percentage" office:value="0.5">
            <text:p>50%</text:p>
          </table:table-cell>
          <table:table-cell table:style-name="ce11" office:value-type="float" office:value="1011">
            <text:p><text:s/>1.011 </text:p>
          </table:table-cell>
          <table:table-cell table:style-name="ce13" office:value-type="string">
            <text:p>SE</text:p>
          </table:table-cell>
          <table:table-cell table:style-name="ce7" office:value-type="float" office:value="11.1044736">
            <text:p>11,1</text:p>
          </table:table-cell>
          <table:table-cell table:style-name="ce7" office:value-type="string">
            <text:p>Sconosciut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20H45M00S">
            <text:p>8.45 p.</text:p>
          </table:table-cell>
          <table:table-cell table:style-name="ce5" office:value-type="float" office:value="73.4">
            <text:p>73,4</text:p>
          </table:table-cell>
          <table:table-cell table:style-name="ce5" office:value-type="float" office:value="23">
            <text:p>23,0</text:p>
          </table:table-cell>
          <table:table-cell table:style-name="ce7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9" office:value-type="percentage" office:value="0.53">
            <text:p>53%</text:p>
          </table:table-cell>
          <table:table-cell table:style-name="ce11" office:value-type="float" office:value="1011">
            <text:p><text:s/>1.011 </text:p>
          </table:table-cell>
          <table:table-cell table:style-name="ce13" office:value-type="string">
            <text:p>SSE</text:p>
          </table:table-cell>
          <table:table-cell table:style-name="ce7" office:value-type="float" office:value="11.1044736">
            <text:p>11,1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21H45M00S">
            <text:p>9.45 p.</text:p>
          </table:table-cell>
          <table:table-cell table:style-name="ce5" office:value-type="float" office:value="71.6">
            <text:p>71,6</text:p>
          </table:table-cell>
          <table:table-cell table:style-name="ce5" office:value-type="float" office:value="22">
            <text:p>22,0</text:p>
          </table:table-cell>
          <table:table-cell table:style-name="ce7" office:value-type="float" office:value="55.4">
            <text:p>55,4</text:p>
          </table:table-cell>
          <table:table-cell table:style-name="ce5" office:value-type="float" office:value="13">
            <text:p>13,0</text:p>
          </table:table-cell>
          <table:table-cell table:style-name="ce9" office:value-type="percentage" office:value="0.57">
            <text:p>57%</text:p>
          </table:table-cell>
          <table:table-cell table:style-name="ce11" office:value-type="float" office:value="1012">
            <text:p><text:s/>1.012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3.7014912">
            <text:p>3,7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2" office:value-type="time" office:time-value="PT22H45M00S">
            <text:p>10.45 p.</text:p>
          </table:table-cell>
          <table:table-cell table:style-name="ce5" office:value-type="float" office:value="68">
            <text:p>68,0</text:p>
          </table:table-cell>
          <table:table-cell table:style-name="ce5" office:value-type="float" office:value="20">
            <text:p>20,0</text:p>
          </table:table-cell>
          <table:table-cell table:style-name="ce7" office:value-type="float" office:value="57.2">
            <text:p>57,2</text:p>
          </table:table-cell>
          <table:table-cell table:style-name="ce5" office:value-type="float" office:value="14">
            <text:p>14,0</text:p>
          </table:table-cell>
          <table:table-cell table:style-name="ce9" office:value-type="percentage" office:value="0.68">
            <text:p>68%</text:p>
          </table:table-cell>
          <table:table-cell table:style-name="ce11" office:value-type="float" office:value="1013">
            <text:p><text:s/>1.013 </text:p>
          </table:table-cell>
          <table:table-cell table:style-name="ce13" office:value-type="string">
            <text:p>Variabile</text:p>
          </table:table-cell>
          <table:table-cell table:style-name="ce7" office:value-type="float" office:value="1.9312128">
            <text:p>1,93</text:p>
          </table:table-cell>
          <table:table-cell table:style-name="ce7" office:value-type="string">
            <text:p>Nuvoloso</text:p>
          </table:table-cell>
          <table:table-cell table:number-columns-repeated="246"/>
        </table:table-row>
        <table:table-row table:style-name="ro1">
          <table:table-cell table:style-name="ce3" office:value-type="time" office:time-value="PT23H45M00S">
            <text:p>11.45 p.</text:p>
          </table:table-cell>
          <table:table-cell table:style-name="ce6" office:value-type="float" office:value="66.2">
            <text:p>66,2</text:p>
          </table:table-cell>
          <table:table-cell table:style-name="ce6" office:value-type="float" office:value="19">
            <text:p>19,0</text:p>
          </table:table-cell>
          <table:table-cell table:style-name="ce8" office:value-type="float" office:value="57.2">
            <text:p>57,2</text:p>
          </table:table-cell>
          <table:table-cell table:style-name="ce6" office:value-type="float" office:value="14">
            <text:p>14,0</text:p>
          </table:table-cell>
          <table:table-cell table:style-name="ce10" office:value-type="percentage" office:value="0.73">
            <text:p>73%</text:p>
          </table:table-cell>
          <table:table-cell table:style-name="ce12" office:value-type="float" office:value="1014">
            <text:p><text:s/>1.014 </text:p>
          </table:table-cell>
          <table:table-cell table:style-name="ce14" office:value-type="string">
            <text:p>Calmo</text:p>
          </table:table-cell>
          <table:table-cell table:style-name="ce8" office:value-type="string">
            <text:p>Calmo</text:p>
          </table:table-cell>
          <table:table-cell table:style-name="ce8" office:value-type="string">
            <text:p>Sconosciuto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ra</text:p>
          </table:table-cell>
          <table:table-cell table:style-name="ce1" office:value-type="string">
            <text:p>Temperatura (°F)</text:p>
          </table:table-cell>
          <table:table-cell table:style-name="ce1" office:value-type="string">
            <text:p>Temperatura (°C)</text:p>
          </table:table-cell>
          <table:table-cell table:style-name="ce1" office:value-type="string">
            <text:p>Punto di rugiada (°F)</text:p>
          </table:table-cell>
          <table:table-cell table:style-name="ce1" office:value-type="string">
            <text:p>Punto di rugiada (°C)</text:p>
          </table:table-cell>
          <table:table-cell table:style-name="ce1" office:value-type="string">
            <text:p>Umidità</text:p>
          </table:table-cell>
          <table:table-cell table:style-name="ce1" office:value-type="string">
            <text:p>Pressione atmosferica (hPa)</text:p>
          </table:table-cell>
          <table:table-cell table:style-name="ce1" office:value-type="string">
            <text:p>Direzione del vento</text:p>
          </table:table-cell>
          <table:table-cell table:style-name="ce1" office:value-type="string">
            <text:p>Velocità del vento (km/h)</text:p>
          </table:table-cell>
          <table:table-cell table:style-name="ce1" office:value-type="string">
            <text:p>Condizioni</text:p>
          </table:table-cell>
          <table:table-cell table:number-columns-repeated="24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rona1" table:style-name="ta2" table:print="false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249" table:default-cell-style-name="ce4"/>
        <table:table-row table:style-name="ro1">
          <table:table-cell table:style-name="ce15" office:value-type="string">
            <text:p>Ora</text:p>
          </table:table-cell>
          <table:table-cell table:style-name="ce18" office:value-type="string">
            <text:p>Temperatura (°F)</text:p>
          </table:table-cell>
          <table:table-cell table:style-name="ce18" office:value-type="string">
            <text:p>Temperatura (°C)</text:p>
          </table:table-cell>
          <table:table-cell table:style-name="ce18" office:value-type="string">
            <office:annotation draw:style-name="gr1" draw:text-style-name="P1" svg:width="4.2295in" svg:height="2.0827in" svg:x="4.0453in" svg:y="0.0193in" draw:caption-point-x="-4.0453in" draw:caption-point-y="-0.0193in">
              <dc:creator>MC</dc:creator>
              <dc:date>2006-07-12T00:00:00</dc:date>
              <text:p text:style-name="P1"><text:span text:style-name="T1">Marco:</text:span></text:p>
              <text:p text:style-name="P1"><text:span text:style-name="T2">Il punto di rugiada è la temperatura a cui l'aria umida deve essere raffreddata (mantenendo costante la pressione ed il contenuto di vapor acqueo) per raggiungere la saturazione. Si può quindi determinare in modo semplice e diretto, aggiungendo lentamente del ghiaccio all'acqua contenuta in un recipiente e mescolando con un termometro. Si raffreddano così le pareti esterne del recipiente e anche l'aria a contatto con esse. La temperatura alla quale si comincia a vedere la condensazione del vapor acqueo sulle pareti del recipiente è il punto di rugiada (si vede più facilmente se la superficie è uno specchio).</text:span></text:p>
              <text:p text:style-name="P1"><text:span text:style-name="T2">La misura della temperatura dell'aria e del punto di rugiada possono essere utilizzate per stabilire il livello di condensazione, cioè la quota a cui è probabile avvenga la condensazione e quindi l'altezza a cui si formano le nubi. Tale metodo è efficace quando la parte inferiore delle nubi è piatta, per esempio con i cumuli di convezione.</text:span></text:p>
            </office:annotation>
            <text:p>Punto di rugiada (°F)</text:p>
          </table:table-cell>
          <table:table-cell table:style-name="ce18" office:value-type="string">
            <text:p>Punto di rugiada (°C)</text:p>
          </table:table-cell>
          <table:table-cell table:style-name="ce18" office:value-type="string">
            <text:p>Umidità</text:p>
          </table:table-cell>
          <table:table-cell table:style-name="ce24" office:value-type="string">
            <text:p>Pressione atmosferica (hPa)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0H15M00S">
            <text:p>10.15 m.</text:p>
          </table:table-cell>
          <table:table-cell table:style-name="ce19" office:value-type="float" office:value="71.6">
            <text:p><text:s/>71,6 </text:p>
          </table:table-cell>
          <table:table-cell table:style-name="ce19" office:value-type="float" office:value="22">
            <text:p><text:s/>22,0 </text:p>
          </table:table-cell>
          <table:table-cell table:style-name="ce19" office:value-type="float" office:value="71.6">
            <text:p><text:s/>71,6 </text:p>
          </table:table-cell>
          <table:table-cell table:style-name="ce19" office:value-type="float" office:value="22">
            <text:p><text:s/>22,0 </text:p>
          </table:table-cell>
          <table:table-cell table:style-name="ce21" office:value-type="percentage" office:value="1">
            <text:p>100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0H45M00S">
            <text:p>10.45 m.</text:p>
          </table:table-cell>
          <table:table-cell table:style-name="ce19" office:value-type="float" office:value="73.4">
            <text:p><text:s/>73,4 </text:p>
          </table:table-cell>
          <table:table-cell table:style-name="ce19" office:value-type="float" office:value="23">
            <text:p><text:s/>23,0 </text:p>
          </table:table-cell>
          <table:table-cell table:style-name="ce19" office:value-type="float" office:value="73.4">
            <text:p><text:s/>73,4 </text:p>
          </table:table-cell>
          <table:table-cell table:style-name="ce19" office:value-type="float" office:value="23">
            <text:p><text:s/>23,0 </text:p>
          </table:table-cell>
          <table:table-cell table:style-name="ce21" office:value-type="percentage" office:value="1">
            <text:p>100%</text:p>
          </table:table-cell>
          <table:table-cell table:style-name="ce25" office:value-type="float" office:value="1014.22321908665">
            <text:p>1014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0H55M00S">
            <text:p>10.55 m.</text:p>
          </table:table-cell>
          <table:table-cell table:style-name="ce19" office:value-type="float" office:value="73.4">
            <text:p><text:s/>73,4 </text:p>
          </table:table-cell>
          <table:table-cell table:style-name="ce19" office:value-type="float" office:value="23">
            <text:p><text:s/>23,0 </text:p>
          </table:table-cell>
          <table:table-cell table:style-name="ce19" office:value-type="float" office:value="73.4">
            <text:p><text:s/>73,4 </text:p>
          </table:table-cell>
          <table:table-cell table:style-name="ce19" office:value-type="float" office:value="23">
            <text:p><text:s/>23,0 </text:p>
          </table:table-cell>
          <table:table-cell table:style-name="ce21" office:value-type="percentage" office:value="1">
            <text:p>100%</text:p>
          </table:table-cell>
          <table:table-cell table:style-name="ce25" office:value-type="float" office:value="1014.22321908665">
            <text:p>1014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1H15M00S">
            <text:p>11.15 m.</text:p>
          </table:table-cell>
          <table:table-cell table:style-name="ce19" office:value-type="float" office:value="73.4">
            <text:p><text:s/>73,4 </text:p>
          </table:table-cell>
          <table:table-cell table:style-name="ce19" office:value-type="float" office:value="23">
            <text:p><text:s/>23,0 </text:p>
          </table:table-cell>
          <table:table-cell table:style-name="ce19" office:value-type="float" office:value="73.4">
            <text:p><text:s/>73,4 </text:p>
          </table:table-cell>
          <table:table-cell table:style-name="ce19" office:value-type="float" office:value="23">
            <text:p><text:s/>23,0 </text:p>
          </table:table-cell>
          <table:table-cell table:style-name="ce21" office:value-type="percentage" office:value="1">
            <text:p>100%</text:p>
          </table:table-cell>
          <table:table-cell table:style-name="ce25" office:value-type="float" office:value="1014.22321908665">
            <text:p>1014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1H45M00S">
            <text:p>11.45 m.</text:p>
          </table:table-cell>
          <table:table-cell table:style-name="ce19" office:value-type="float" office:value="75.2">
            <text:p><text:s/>75,2 </text:p>
          </table:table-cell>
          <table:table-cell table:style-name="ce19" office:value-type="float" office:value="24">
            <text:p><text:s/>24,0 </text:p>
          </table:table-cell>
          <table:table-cell table:style-name="ce19" office:value-type="float" office:value="75.2">
            <text:p><text:s/>75,2 </text:p>
          </table:table-cell>
          <table:table-cell table:style-name="ce19" office:value-type="float" office:value="24">
            <text:p><text:s/>24,0 </text:p>
          </table:table-cell>
          <table:table-cell table:style-name="ce21" office:value-type="percentage" office:value="0.89">
            <text:p>89%</text:p>
          </table:table-cell>
          <table:table-cell table:style-name="ce25" office:value-type="float" office:value="1014.22321908665">
            <text:p>1014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1H55M00S">
            <text:p>11.55 m.</text:p>
          </table:table-cell>
          <table:table-cell table:style-name="ce19" office:value-type="float" office:value="75.2">
            <text:p><text:s/>75,2 </text:p>
          </table:table-cell>
          <table:table-cell table:style-name="ce19" office:value-type="float" office:value="24">
            <text:p><text:s/>24,0 </text:p>
          </table:table-cell>
          <table:table-cell table:style-name="ce19" office:value-type="float" office:value="75.2">
            <text:p><text:s/>75,2 </text:p>
          </table:table-cell>
          <table:table-cell table:style-name="ce19" office:value-type="float" office:value="24">
            <text:p><text:s/>24,0 </text:p>
          </table:table-cell>
          <table:table-cell table:style-name="ce21" office:value-type="percentage" office:value="0.89">
            <text:p>89%</text:p>
          </table:table-cell>
          <table:table-cell table:style-name="ce25" office:value-type="float" office:value="1014.22321908665">
            <text:p>1014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2H15M00S">
            <text:p>12.15 p.</text:p>
          </table:table-cell>
          <table:table-cell table:style-name="ce19" office:value-type="float" office:value="77">
            <text:p><text:s/>77,0 </text:p>
          </table:table-cell>
          <table:table-cell table:style-name="ce19" office:value-type="float" office:value="25">
            <text:p><text:s/>25,0 </text:p>
          </table:table-cell>
          <table:table-cell table:style-name="ce19" office:value-type="float" office:value="77">
            <text:p><text:s/>77,0 </text:p>
          </table:table-cell>
          <table:table-cell table:style-name="ce19" office:value-type="float" office:value="25">
            <text:p><text:s/>25,0 </text:p>
          </table:table-cell>
          <table:table-cell table:style-name="ce21" office:value-type="percentage" office:value="0.78">
            <text:p>78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2H45M00S">
            <text:p>12.45 p.</text:p>
          </table:table-cell>
          <table:table-cell table:style-name="ce19" office:value-type="float" office:value="77">
            <text:p><text:s/>77,0 </text:p>
          </table:table-cell>
          <table:table-cell table:style-name="ce19" office:value-type="float" office:value="25">
            <text:p><text:s/>25,0 </text:p>
          </table:table-cell>
          <table:table-cell table:style-name="ce19" office:value-type="float" office:value="77">
            <text:p><text:s/>77,0 </text:p>
          </table:table-cell>
          <table:table-cell table:style-name="ce19" office:value-type="float" office:value="25">
            <text:p><text:s/>25,0 </text:p>
          </table:table-cell>
          <table:table-cell table:style-name="ce21" office:value-type="percentage" office:value="0.74">
            <text:p>74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2H55M00S">
            <text:p>12.55 p.</text:p>
          </table:table-cell>
          <table:table-cell table:style-name="ce19" office:value-type="float" office:value="77">
            <text:p><text:s/>77,0 </text:p>
          </table:table-cell>
          <table:table-cell table:style-name="ce19" office:value-type="float" office:value="25">
            <text:p><text:s/>25,0 </text:p>
          </table:table-cell>
          <table:table-cell table:style-name="ce19" office:value-type="float" office:value="77">
            <text:p><text:s/>77,0 </text:p>
          </table:table-cell>
          <table:table-cell table:style-name="ce19" office:value-type="float" office:value="25">
            <text:p><text:s/>25,0 </text:p>
          </table:table-cell>
          <table:table-cell table:style-name="ce21" office:value-type="percentage" office:value="0.74">
            <text:p>74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3H15M00S">
            <text:p>1.15 p.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21" office:value-type="percentage" office:value="0.65">
            <text:p>65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3H45M00S">
            <text:p>1.45 p.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21" office:value-type="percentage" office:value="0.65">
            <text:p>65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3H55M00S">
            <text:p>1.55 p.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21" office:value-type="percentage" office:value="0.65">
            <text:p>65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4H15M00S">
            <text:p>2.15 p.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19" office:value-type="float" office:value="78.8">
            <text:p><text:s/>78,8 </text:p>
          </table:table-cell>
          <table:table-cell table:style-name="ce19" office:value-type="float" office:value="26">
            <text:p><text:s/>26,0 </text:p>
          </table:table-cell>
          <table:table-cell table:style-name="ce21" office:value-type="percentage" office:value="0.65">
            <text:p>65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4H45M00S">
            <text:p>2.45 p.</text:p>
          </table:table-cell>
          <table:table-cell table:style-name="ce19" office:value-type="float" office:value="80.6">
            <text:p><text:s/>80,6 </text:p>
          </table:table-cell>
          <table:table-cell table:style-name="ce19" office:value-type="float" office:value="27">
            <text:p><text:s/>27,0 </text:p>
          </table:table-cell>
          <table:table-cell table:style-name="ce19" office:value-type="float" office:value="80.6">
            <text:p><text:s/>80,6 </text:p>
          </table:table-cell>
          <table:table-cell table:style-name="ce19" office:value-type="float" office:value="27">
            <text:p><text:s/>27,0 </text:p>
          </table:table-cell>
          <table:table-cell table:style-name="ce21" office:value-type="percentage" office:value="0.58">
            <text:p>58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4H55M00S">
            <text:p>2.55 p.</text:p>
          </table:table-cell>
          <table:table-cell table:style-name="ce19" office:value-type="float" office:value="80.6">
            <text:p><text:s/>80,6 </text:p>
          </table:table-cell>
          <table:table-cell table:style-name="ce19" office:value-type="float" office:value="27">
            <text:p><text:s/>27,0 </text:p>
          </table:table-cell>
          <table:table-cell table:style-name="ce19" office:value-type="float" office:value="80.6">
            <text:p><text:s/>80,6 </text:p>
          </table:table-cell>
          <table:table-cell table:style-name="ce19" office:value-type="float" office:value="27">
            <text:p><text:s/>27,0 </text:p>
          </table:table-cell>
          <table:table-cell table:style-name="ce21" office:value-type="percentage" office:value="0.58">
            <text:p>58%</text:p>
          </table:table-cell>
          <table:table-cell table:style-name="ce25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5H15M00S">
            <text:p>3.15 p.</text:p>
          </table:table-cell>
          <table:table-cell table:style-name="ce19" office:value-type="float" office:value="82.4">
            <text:p><text:s/>82,4 </text:p>
          </table:table-cell>
          <table:table-cell table:style-name="ce19" office:value-type="float" office:value="28">
            <text:p><text:s/>28,0 </text:p>
          </table:table-cell>
          <table:table-cell table:style-name="ce19" office:value-type="float" office:value="82.4">
            <text:p><text:s/>82,4 </text:p>
          </table:table-cell>
          <table:table-cell table:style-name="ce19" office:value-type="float" office:value="28">
            <text:p><text:s/>28,0 </text:p>
          </table:table-cell>
          <table:table-cell table:style-name="ce21" office:value-type="percentage" office:value="0.58">
            <text:p>58%</text:p>
          </table:table-cell>
          <table:table-cell table:style-name="ce25"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5H45M00S">
            <text:p>3.45 p.</text:p>
          </table:table-cell>
          <table:table-cell table:style-name="ce19" office:value-type="float" office:value="82.4">
            <text:p><text:s/>82,4 </text:p>
          </table:table-cell>
          <table:table-cell table:style-name="ce19" office:value-type="float" office:value="28">
            <text:p><text:s/>28,0 </text:p>
          </table:table-cell>
          <table:table-cell table:style-name="ce19" office:value-type="float" office:value="82.4">
            <text:p><text:s/>82,4 </text:p>
          </table:table-cell>
          <table:table-cell table:style-name="ce19" office:value-type="float" office:value="28">
            <text:p><text:s/>28,0 </text:p>
          </table:table-cell>
          <table:table-cell table:style-name="ce21" office:value-type="percentage" office:value="0.62">
            <text:p>62%</text:p>
          </table:table-cell>
          <table:table-cell table:style-name="ce25"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table:style-name="ce16" office:value-type="time" office:time-value="PT15H55M00S">
            <text:p>3.55 p.</text:p>
          </table:table-cell>
          <table:table-cell table:style-name="ce19" office:value-type="float" office:value="82.4">
            <text:p><text:s/>82,4 </text:p>
          </table:table-cell>
          <table:table-cell table:style-name="ce19" office:value-type="float" office:value="28">
            <text:p><text:s/>28,0 </text:p>
          </table:table-cell>
          <table:table-cell table:style-name="ce19" office:value-type="float" office:value="82.4">
            <text:p><text:s/>82,4 </text:p>
          </table:table-cell>
          <table:table-cell table:style-name="ce19" office:value-type="float" office:value="28">
            <text:p><text:s/>28,0 </text:p>
          </table:table-cell>
          <table:table-cell table:style-name="ce21" office:value-type="percentage" office:value="0.62">
            <text:p>62%</text:p>
          </table:table-cell>
          <table:table-cell table:style-name="ce25"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table:style-name="ce17" office:value-type="time" office:time-value="PT16H15M00S">
            <text:p>4.15 p.</text:p>
          </table:table-cell>
          <table:table-cell table:style-name="ce20" office:value-type="float" office:value="82.4">
            <text:p><text:s/>82,4 </text:p>
          </table:table-cell>
          <table:table-cell table:style-name="ce20" office:value-type="float" office:value="28">
            <text:p><text:s/>28,0 </text:p>
          </table:table-cell>
          <table:table-cell table:style-name="ce20" office:value-type="float" office:value="82.4">
            <text:p><text:s/>82,4 </text:p>
          </table:table-cell>
          <table:table-cell table:style-name="ce20" office:value-type="float" office:value="28">
            <text:p><text:s/>28,0 </text:p>
          </table:table-cell>
          <table:table-cell table:style-name="ce22" office:value-type="percentage" office:value="0.62">
            <text:p>62%</text:p>
          </table:table-cell>
          <table:table-cell table:style-name="ce26"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23"/>
          <table:table-cell table:number-columns-repeated="250"/>
        </table:table-row>
        <table:table-row table:style-name="ro1">
          <table:table-cell table:style-name="ce15" office:value-type="string">
            <text:p>Ora</text:p>
          </table:table-cell>
          <table:table-cell table:style-name="ce18" office:value-type="string">
            <text:p>Temperatura (°F)</text:p>
          </table:table-cell>
          <table:table-cell table:style-name="ce18" office:value-type="string">
            <text:p>Temperatura (°C)</text:p>
          </table:table-cell>
          <table:table-cell table:style-name="ce18" office:value-type="string">
            <text:p>Punto di rugiada (°F)</text:p>
          </table:table-cell>
          <table:table-cell table:style-name="ce18" office:value-type="string">
            <text:p>Punto di rugiada (°C)</text:p>
          </table:table-cell>
          <table:table-cell table:style-name="ce18" office:value-type="string">
            <text:p>Umidità</text:p>
          </table:table-cell>
          <table:table-cell table:style-name="ce24" office:value-type="string">
            <text:p>Pressione atmosferica (hPa)</text:p>
          </table:table-cell>
          <table:table-cell table:number-columns-repeated="249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rona2" table:style-name="ta3" table:print="false"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11" table:number-columns-repeated="249" table:default-cell-style-name="ce4"/>
        <table:table-row table:style-name="ro1">
          <table:table-cell table:style-name="ce27" office:value-type="string">
            <text:p>Ora</text:p>
          </table:table-cell>
          <table:table-cell table:style-name="ce27" office:value-type="string">
            <text:p>Temperatura (°F)</text:p>
          </table:table-cell>
          <table:table-cell table:style-name="ce27" office:value-type="string">
            <text:p>Temperatura (°C)</text:p>
          </table:table-cell>
          <table:table-cell table:style-name="ce27" office:value-type="string">
            <office:annotation draw:style-name="gr1" draw:text-style-name="P1" svg:width="4.2315in" svg:height="2.0744in" svg:x="4.0433in" svg:y="0.0181in" draw:caption-point-x="-4.0433in" draw:caption-point-y="-0.0181in">
              <dc:creator>MC</dc:creator>
              <dc:date>2006-07-12T00:00:00</dc:date>
              <text:p text:style-name="P1"><text:span text:style-name="T1">Marco:</text:span></text:p>
              <text:p text:style-name="P1"><text:span text:style-name="T2">Il punto di rugiada è la temperatura a cui l'aria umida deve essere raffreddata (mantenendo costante la pressione ed il contenuto di vapor acqueo) per raggiungere la saturazione. Si può quindi determinare in modo semplice e diretto, aggiungendo lentamente del ghiaccio all'acqua contenuta in un recipiente e mescolando con un termometro. Si raffreddano così le pareti esterne del recipiente e anche l'aria a contatto con esse. La temperatura alla quale si comincia a vedere la condensazione del vapor acqueo sulle pareti del recipiente è il punto di rugiada (si vede più facilmente se la superficie è uno specchio).</text:span></text:p>
              <text:p text:style-name="P1"><text:span text:style-name="T2">La misura della temperatura dell'aria e del punto di rugiada possono essere utilizzate per stabilire il livello di condensazione, cioè la quota a cui è probabile avvenga la condensazione e quindi l'altezza a cui si formano le nubi. Tale metodo è efficace quando la parte inferiore delle nubi è piatta, per esempio con i cumuli di convezione.</text:span></text:p>
            </office:annotation>
            <text:p>Punto di rugiada (°F)</text:p>
          </table:table-cell>
          <table:table-cell table:style-name="ce27" office:value-type="string">
            <text:p>Punto di rugiada (°C)</text:p>
          </table:table-cell>
          <table:table-cell table:style-name="ce27" office:value-type="string">
            <text:p>Umidità</text:p>
          </table:table-cell>
          <table:table-cell table:style-name="ce27" office:value-type="string">
            <text:p>Pressione atmosferica (hPa)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1H55M00S">
            <text:p>1.55 m.</text:p>
          </table:table-cell>
          <table:table-cell table:style-name="ce29" office:value-type="float" office:value="66.2">
            <text:p><text:s/>66,2 </text:p>
          </table:table-cell>
          <table:table-cell table:style-name="ce29" office:value-type="float" office:value="19">
            <text:p><text:s/>19,0 </text:p>
          </table:table-cell>
          <table:table-cell table:style-name="ce29" office:value-type="float" office:value="66.2">
            <text:p><text:s/>66,2 </text:p>
          </table:table-cell>
          <table:table-cell table:style-name="ce29" office:value-type="float" office:value="19">
            <text:p><text:s/>19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2H15M00S">
            <text:p>2.15 m.</text:p>
          </table:table-cell>
          <table:table-cell table:style-name="ce29" office:value-type="float" office:value="66.2">
            <text:p><text:s/>66,2 </text:p>
          </table:table-cell>
          <table:table-cell table:style-name="ce29" office:value-type="float" office:value="19">
            <text:p><text:s/>19,0 </text:p>
          </table:table-cell>
          <table:table-cell table:style-name="ce29" office:value-type="float" office:value="66.2">
            <text:p><text:s/>66,2 </text:p>
          </table:table-cell>
          <table:table-cell table:style-name="ce29" office:value-type="float" office:value="19">
            <text:p><text:s/>19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2H45M00S">
            <text:p>2.4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2H55M00S">
            <text:p>2.5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3H15M00S">
            <text:p>3.1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3H45M00S">
            <text:p>3.4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3H55M00S">
            <text:p>3.5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4H15M00S">
            <text:p>4.1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4H45M00S">
            <text:p>4.4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4H55M00S">
            <text:p>4.5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5H15M00S">
            <text:p>5.1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5H45M00S">
            <text:p>5.4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5H55M00S">
            <text:p>5.5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6H15M00S">
            <text:p>6.1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6H45M00S">
            <text:p>6.4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6H55M00S">
            <text:p>6.5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7H15M00S">
            <text:p>7.1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7H45M00S">
            <text:p>7.4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7H55M00S">
            <text:p>7.5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8H15M00S">
            <text:p>8.15 m.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29" office:value-type="float" office:value="64.4">
            <text:p><text:s/>64,4 </text:p>
          </table:table-cell>
          <table:table-cell table:style-name="ce29" office:value-type="float" office:value="18">
            <text:p><text:s/>18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8H45M00S">
            <text:p>8.45 m.</text:p>
          </table:table-cell>
          <table:table-cell table:style-name="ce29" office:value-type="float" office:value="68">
            <text:p><text:s/>68,0 </text:p>
          </table:table-cell>
          <table:table-cell table:style-name="ce29" office:value-type="float" office:value="20">
            <text:p><text:s/>20,0 </text:p>
          </table:table-cell>
          <table:table-cell table:style-name="ce29" office:value-type="float" office:value="68">
            <text:p><text:s/>68,0 </text:p>
          </table:table-cell>
          <table:table-cell table:style-name="ce29" office:value-type="float" office:value="20">
            <text:p><text:s/>20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8H55M00S">
            <text:p>8.55 m.</text:p>
          </table:table-cell>
          <table:table-cell table:style-name="ce29" office:value-type="float" office:value="68">
            <text:p><text:s/>68,0 </text:p>
          </table:table-cell>
          <table:table-cell table:style-name="ce29" office:value-type="float" office:value="20">
            <text:p><text:s/>20,0 </text:p>
          </table:table-cell>
          <table:table-cell table:style-name="ce29" office:value-type="float" office:value="68">
            <text:p><text:s/>68,0 </text:p>
          </table:table-cell>
          <table:table-cell table:style-name="ce29" office:value-type="float" office:value="20">
            <text:p><text:s/>20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9H15M00S">
            <text:p>9.15 m.</text:p>
          </table:table-cell>
          <table:table-cell table:style-name="ce29" office:value-type="float" office:value="69.8">
            <text:p><text:s/>69,8 </text:p>
          </table:table-cell>
          <table:table-cell table:style-name="ce29" office:value-type="float" office:value="21">
            <text:p><text:s/>21,0 </text:p>
          </table:table-cell>
          <table:table-cell table:style-name="ce29" office:value-type="float" office:value="69.8">
            <text:p><text:s/>69,8 </text:p>
          </table:table-cell>
          <table:table-cell table:style-name="ce29" office:value-type="float" office:value="21">
            <text:p><text:s/>21,0 </text:p>
          </table:table-cell>
          <table:table-cell table:style-name="ce31" office:value-type="percentage" office:value="0.94">
            <text:p>94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09H55M00S">
            <text:p>9.55 m.</text:p>
          </table:table-cell>
          <table:table-cell table:style-name="ce29" office:value-type="float" office:value="69.8">
            <text:p><text:s/>69,8 </text:p>
          </table:table-cell>
          <table:table-cell table:style-name="ce29" office:value-type="float" office:value="21">
            <text:p><text:s/>21,0 </text:p>
          </table:table-cell>
          <table:table-cell table:style-name="ce29" office:value-type="float" office:value="69.8">
            <text:p><text:s/>69,8 </text:p>
          </table:table-cell>
          <table:table-cell table:style-name="ce29" office:value-type="float" office:value="21">
            <text:p><text:s/>21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10H15M00S">
            <text:p>10.15 m.</text:p>
          </table:table-cell>
          <table:table-cell table:style-name="ce29" office:value-type="float" office:value="71.6">
            <text:p><text:s/>71,6 </text:p>
          </table:table-cell>
          <table:table-cell table:style-name="ce29" office:value-type="float" office:value="22">
            <text:p><text:s/>22,0 </text:p>
          </table:table-cell>
          <table:table-cell table:style-name="ce29" office:value-type="float" office:value="71.6">
            <text:p><text:s/>71,6 </text:p>
          </table:table-cell>
          <table:table-cell table:style-name="ce29" office:value-type="float" office:value="22">
            <text:p><text:s/>22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28" office:value-type="time" office:time-value="PT10H45M00S">
            <text:p>10.45 m.</text:p>
          </table:table-cell>
          <table:table-cell table:style-name="ce29" office:value-type="float" office:value="73.4">
            <text:p><text:s/>73,4 </text:p>
          </table:table-cell>
          <table:table-cell table:style-name="ce29" office:value-type="float" office:value="23">
            <text:p><text:s/>23,0 </text:p>
          </table:table-cell>
          <table:table-cell table:style-name="ce29" office:value-type="float" office:value="73.4">
            <text:p><text:s/>73,4 </text:p>
          </table:table-cell>
          <table:table-cell table:style-name="ce29" office:value-type="float" office:value="23">
            <text:p><text:s/>23,0 </text:p>
          </table:table-cell>
          <table:table-cell table:style-name="ce31" office:value-type="percentage" office:value="1">
            <text:p>100%</text:p>
          </table:table-cell>
          <table:table-cell table:style-name="ce32" office:value-type="float" office:value="1014.22321908665">
            <text:p>10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23"/>
          <table:table-cell table:number-columns-repeated="250"/>
        </table:table-row>
        <table:table-row table:style-name="ro1">
          <table:table-cell table:style-name="ce27" office:value-type="string">
            <text:p>Ora</text:p>
          </table:table-cell>
          <table:table-cell table:style-name="ce27" office:value-type="string">
            <text:p>Temperatura (°F)</text:p>
          </table:table-cell>
          <table:table-cell table:style-name="ce27" office:value-type="string">
            <text:p>Temperatura (°C)</text:p>
          </table:table-cell>
          <table:table-cell table:style-name="ce27" office:value-type="string">
            <text:p>Punto di rugiada (°F)</text:p>
          </table:table-cell>
          <table:table-cell table:style-name="ce27" office:value-type="string">
            <text:p>Punto di rugiada (°C)</text:p>
          </table:table-cell>
          <table:table-cell table:style-name="ce27" office:value-type="string">
            <text:p>Umidità</text:p>
          </table:table-cell>
          <table:table-cell table:style-name="ce27" office:value-type="string">
            <text:p>Pressione atmosferica (hPa)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30"/>
          <table:table-cell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rona3" table:style-name="ta4" table:print="false">
        <table:table-column table:style-name="co12" table:default-cell-style-name="ce34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9"/>
        <table:table-column table:style-name="co18" table:default-cell-style-name="ce41"/>
        <table:table-column table:style-name="co26" table:number-columns-repeated="249" table:default-cell-style-name="Default"/>
        <table:table-row table:style-name="ro1">
          <table:table-cell table:style-name="ce33" office:value-type="string">
            <text:p>Ora</text:p>
          </table:table-cell>
          <table:table-cell table:style-name="ce33" office:value-type="string">
            <text:p>Temperatura (°F)</text:p>
          </table:table-cell>
          <table:table-cell table:style-name="ce33" office:value-type="string">
            <text:p>Temperatura (°C)</text:p>
          </table:table-cell>
          <table:table-cell table:style-name="ce33" office:value-type="string">
            <office:annotation draw:style-name="gr1" draw:text-style-name="P1" svg:width="4.2295in" svg:height="2.0827in" svg:x="4.0453in" svg:y="0.0193in" draw:caption-point-x="-4.0453in" draw:caption-point-y="-0.0193in">
              <dc:creator>MC</dc:creator>
              <dc:date>2006-07-12T00:00:00</dc:date>
              <text:p text:style-name="P1"><text:span text:style-name="T1">Marco:</text:span></text:p>
              <text:p text:style-name="P1"><text:span text:style-name="T2">Il punto di rugiada è la temperatura a cui l'aria umida deve essere raffreddata (mantenendo costante la pressione ed il contenuto di vapor acqueo) per raggiungere la saturazione. Si può quindi determinare in modo semplice e diretto, aggiungendo lentamente del ghiaccio all'acqua contenuta in un recipiente e mescolando con un termometro. Si raffreddano così le pareti esterne del recipiente e anche l'aria a contatto con esse. La temperatura alla quale si comincia a vedere la condensazione del vapor acqueo sulle pareti del recipiente è il punto di rugiada (si vede più facilmente se la superficie è uno specchio).</text:span></text:p>
              <text:p text:style-name="P1"><text:span text:style-name="T2">La misura della temperatura dell'aria e del punto di rugiada possono essere utilizzate per stabilire il livello di condensazione, cioè la quota a cui è probabile avvenga la condensazione e quindi l'altezza a cui si formano le nubi. Tale metodo è efficace quando la parte inferiore delle nubi è piatta, per esempio con i cumuli di convezione.</text:span></text:p>
            </office:annotation>
            <text:p>Punto di rugiada (°F)</text:p>
          </table:table-cell>
          <table:table-cell table:style-name="ce33" office:value-type="string">
            <text:p>Punto di rugiada (°C)</text:p>
          </table:table-cell>
          <table:table-cell table:style-name="ce33" office:value-type="string">
            <text:p>Umidità</text:p>
          </table:table-cell>
          <table:table-cell table:style-name="ce33" office:value-type="string">
            <text:p>Pressione atmosferica (hPa)</text:p>
          </table:table-cell>
          <table:table-cell table:style-name="ce4" table:number-columns-repeated="249"/>
        </table:table-row>
        <table:table-row table:style-name="ro1">
          <table:table-cell office:value-type="time" office:time-value="PT16H45M00S">
            <text:p>4.45 p.</text:p>
          </table:table-cell>
          <table:table-cell office:value-type="float" office:value="82.4">
            <text:p><text:s/>82,4 </text:p>
          </table:table-cell>
          <table:table-cell office:value-type="float" office:value="28">
            <text:p><text:s/>28,0 </text:p>
          </table:table-cell>
          <table:table-cell office:value-type="float" office:value="82.4">
            <text:p><text:s/>82,4 </text:p>
          </table:table-cell>
          <table:table-cell office:value-type="float" office:value="28">
            <text:p><text:s/>28,0 </text:p>
          </table:table-cell>
          <table:table-cell office:value-type="percentage" office:value="0.54">
            <text:p>54%</text:p>
          </table:table-cell>
          <table:table-cell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office:value-type="time" office:time-value="PT16H55M00S">
            <text:p>4.55 p.</text:p>
          </table:table-cell>
          <table:table-cell office:value-type="float" office:value="82.4">
            <text:p><text:s/>82,4 </text:p>
          </table:table-cell>
          <table:table-cell office:value-type="float" office:value="28">
            <text:p><text:s/>28,0 </text:p>
          </table:table-cell>
          <table:table-cell office:value-type="float" office:value="82.4">
            <text:p><text:s/>82,4 </text:p>
          </table:table-cell>
          <table:table-cell office:value-type="float" office:value="28">
            <text:p><text:s/>28,0 </text:p>
          </table:table-cell>
          <table:table-cell office:value-type="percentage" office:value="0.54">
            <text:p>54%</text:p>
          </table:table-cell>
          <table:table-cell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office:value-type="time" office:time-value="PT17H15M00S">
            <text:p>5.15 p.</text:p>
          </table:table-cell>
          <table:table-cell office:value-type="float" office:value="82.4">
            <text:p><text:s/>82,4 </text:p>
          </table:table-cell>
          <table:table-cell office:value-type="float" office:value="28">
            <text:p><text:s/>28,0 </text:p>
          </table:table-cell>
          <table:table-cell office:value-type="float" office:value="82.4">
            <text:p><text:s/>82,4 </text:p>
          </table:table-cell>
          <table:table-cell office:value-type="float" office:value="28">
            <text:p><text:s/>28,0 </text:p>
          </table:table-cell>
          <table:table-cell office:value-type="percentage" office:value="0.54">
            <text:p>54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7H45M00S">
            <text:p>5.45 p.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percentage" office:value="0.58">
            <text:p>58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7H55M00S">
            <text:p>5.55 p.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percentage" office:value="0.58">
            <text:p>58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8H15M00S">
            <text:p>6.15 p.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percentage" office:value="0.58">
            <text:p>58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8H45M00S">
            <text:p>6.45 p.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percentage" office:value="0.58">
            <text:p>58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8H55M00S">
            <text:p>6.55 p.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percentage" office:value="0.58">
            <text:p>58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9H15M00S">
            <text:p>7.15 p.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float" office:value="80.6">
            <text:p><text:s/>80,6 </text:p>
          </table:table-cell>
          <table:table-cell office:value-type="float" office:value="27">
            <text:p><text:s/>27,0 </text:p>
          </table:table-cell>
          <table:table-cell office:value-type="percentage" office:value="0.61">
            <text:p>61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9H45M00S">
            <text:p>7.45 p.</text:p>
          </table:table-cell>
          <table:table-cell office:value-type="float" office:value="78.8">
            <text:p><text:s/>78,8 </text:p>
          </table:table-cell>
          <table:table-cell office:value-type="float" office:value="26">
            <text:p><text:s/>26,0 </text:p>
          </table:table-cell>
          <table:table-cell office:value-type="float" office:value="78.8">
            <text:p><text:s/>78,8 </text:p>
          </table:table-cell>
          <table:table-cell office:value-type="float" office:value="26">
            <text:p><text:s/>26,0 </text:p>
          </table:table-cell>
          <table:table-cell office:value-type="percentage" office:value="0.74">
            <text:p>74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19H55M00S">
            <text:p>7.55 p.</text:p>
          </table:table-cell>
          <table:table-cell office:value-type="float" office:value="78.8">
            <text:p><text:s/>78,8 </text:p>
          </table:table-cell>
          <table:table-cell office:value-type="float" office:value="26">
            <text:p><text:s/>26,0 </text:p>
          </table:table-cell>
          <table:table-cell office:value-type="float" office:value="78.8">
            <text:p><text:s/>78,8 </text:p>
          </table:table-cell>
          <table:table-cell office:value-type="float" office:value="26">
            <text:p><text:s/>26,0 </text:p>
          </table:table-cell>
          <table:table-cell office:value-type="percentage" office:value="0.74">
            <text:p>74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20H15M00S">
            <text:p>8.15 p.</text:p>
          </table:table-cell>
          <table:table-cell office:value-type="float" office:value="77">
            <text:p><text:s/>77,0 </text:p>
          </table:table-cell>
          <table:table-cell office:value-type="float" office:value="25">
            <text:p><text:s/>25,0 </text:p>
          </table:table-cell>
          <table:table-cell office:value-type="float" office:value="77">
            <text:p><text:s/>77,0 </text:p>
          </table:table-cell>
          <table:table-cell office:value-type="float" office:value="25">
            <text:p><text:s/>25,0 </text:p>
          </table:table-cell>
          <table:table-cell office:value-type="percentage" office:value="0.78">
            <text:p>78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20H45M00S">
            <text:p>8.45 p.</text:p>
          </table:table-cell>
          <table:table-cell office:value-type="float" office:value="75.2">
            <text:p><text:s/>75,2 </text:p>
          </table:table-cell>
          <table:table-cell office:value-type="float" office:value="24">
            <text:p><text:s/>24,0 </text:p>
          </table:table-cell>
          <table:table-cell office:value-type="float" office:value="75.2">
            <text:p><text:s/>75,2 </text:p>
          </table:table-cell>
          <table:table-cell office:value-type="float" office:value="24">
            <text:p><text:s/>24,0 </text:p>
          </table:table-cell>
          <table:table-cell office:value-type="percentage" office:value="0.83">
            <text:p>83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20H55M00S">
            <text:p>8.55 p.</text:p>
          </table:table-cell>
          <table:table-cell office:value-type="float" office:value="75.2">
            <text:p><text:s/>75,2 </text:p>
          </table:table-cell>
          <table:table-cell office:value-type="float" office:value="24">
            <text:p><text:s/>24,0 </text:p>
          </table:table-cell>
          <table:table-cell office:value-type="float" office:value="75.2">
            <text:p><text:s/>75,2 </text:p>
          </table:table-cell>
          <table:table-cell office:value-type="float" office:value="24">
            <text:p><text:s/>24,0 </text:p>
          </table:table-cell>
          <table:table-cell office:value-type="percentage" office:value="0.83">
            <text:p>83%</text:p>
          </table:table-cell>
          <table:table-cell office:value-type="float" office:value="1011.17546984733">
            <text:p>1011</text:p>
          </table:table-cell>
          <table:table-cell table:number-columns-repeated="249"/>
        </table:table-row>
        <table:table-row table:style-name="ro1">
          <table:table-cell office:value-type="time" office:time-value="PT21H15M00S">
            <text:p>9.15 p.</text:p>
          </table:table-cell>
          <table:table-cell office:value-type="float" office:value="73.4">
            <text:p><text:s/>73,4 </text:p>
          </table:table-cell>
          <table:table-cell office:value-type="float" office:value="23">
            <text:p><text:s/>23,0 </text:p>
          </table:table-cell>
          <table:table-cell office:value-type="float" office:value="73.4">
            <text:p><text:s/>73,4 </text:p>
          </table:table-cell>
          <table:table-cell office:value-type="float" office:value="23">
            <text:p><text:s/>23,0 </text:p>
          </table:table-cell>
          <table:table-cell office:value-type="percentage" office:value="1">
            <text:p>100%</text:p>
          </table:table-cell>
          <table:table-cell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office:value-type="time" office:time-value="PT21H45M00S">
            <text:p>9.45 p.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percentage" office:value="1">
            <text:p>100%</text:p>
          </table:table-cell>
          <table:table-cell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office:value-type="time" office:time-value="PT21H55M00S">
            <text:p>9.55 p.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percentage" office:value="1">
            <text:p>100%</text:p>
          </table:table-cell>
          <table:table-cell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office:value-type="time" office:time-value="PT22H15M00S">
            <text:p>10.15 p.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percentage" office:value="1">
            <text:p>100%</text:p>
          </table:table-cell>
          <table:table-cell office:value-type="float" office:value="1012.19138626044">
            <text:p>1012</text:p>
          </table:table-cell>
          <table:table-cell table:number-columns-repeated="249"/>
        </table:table-row>
        <table:table-row table:style-name="ro1">
          <table:table-cell office:value-type="time" office:time-value="PT22H45M00S">
            <text:p>10.45 p.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percentage" office:value="1">
            <text:p>100%</text:p>
          </table:table-cell>
          <table:table-cell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office:value-type="time" office:time-value="PT22H55M00S">
            <text:p>10.55 p.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percentage" office:value="1">
            <text:p>100%</text:p>
          </table:table-cell>
          <table:table-cell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office:value-type="time" office:time-value="PT23H15M00S">
            <text:p>11.15 p.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float" office:value="69.8">
            <text:p><text:s/>69,8 </text:p>
          </table:table-cell>
          <table:table-cell office:value-type="float" office:value="21">
            <text:p><text:s/>21,0 </text:p>
          </table:table-cell>
          <table:table-cell office:value-type="percentage" office:value="1">
            <text:p>100%</text:p>
          </table:table-cell>
          <table:table-cell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office:value-type="time" office:time-value="PT23H45M00S">
            <text:p>11.45 p.</text:p>
          </table:table-cell>
          <table:table-cell office:value-type="float" office:value="68">
            <text:p><text:s/>68,0 </text:p>
          </table:table-cell>
          <table:table-cell office:value-type="float" office:value="20">
            <text:p><text:s/>20,0 </text:p>
          </table:table-cell>
          <table:table-cell office:value-type="float" office:value="68">
            <text:p><text:s/>68,0 </text:p>
          </table:table-cell>
          <table:table-cell office:value-type="float" office:value="20">
            <text:p><text:s/>20,0 </text:p>
          </table:table-cell>
          <table:table-cell office:value-type="percentage" office:value="1">
            <text:p>100%</text:p>
          </table:table-cell>
          <table:table-cell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ce35" office:value-type="time" office:time-value="PT23H55M00S">
            <text:p>11.55 p.</text:p>
          </table:table-cell>
          <table:table-cell table:style-name="ce38" office:value-type="float" office:value="68">
            <text:p><text:s/>68,0 </text:p>
          </table:table-cell>
          <table:table-cell table:style-name="ce38" office:value-type="float" office:value="20">
            <text:p><text:s/>20,0 </text:p>
          </table:table-cell>
          <table:table-cell table:style-name="ce38" office:value-type="float" office:value="68">
            <text:p><text:s/>68,0 </text:p>
          </table:table-cell>
          <table:table-cell table:style-name="ce38" office:value-type="float" office:value="20">
            <text:p><text:s/>20,0 </text:p>
          </table:table-cell>
          <table:table-cell table:style-name="ce40" office:value-type="percentage" office:value="1">
            <text:p>100%</text:p>
          </table:table-cell>
          <table:table-cell table:style-name="ce42" office:value-type="float" office:value="1013.20730267354">
            <text:p>1013</text:p>
          </table:table-cell>
          <table:table-cell table:number-columns-repeated="24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36" office:value-type="string">
            <text:p>Ora</text:p>
          </table:table-cell>
          <table:table-cell table:style-name="ce36" office:value-type="string">
            <text:p>Temperatura (°F)</text:p>
          </table:table-cell>
          <table:table-cell table:style-name="ce36" office:value-type="string">
            <text:p>Temperatura (°C)</text:p>
          </table:table-cell>
          <table:table-cell table:style-name="ce36" office:value-type="string">
            <text:p>Punto di rugiada (°F)</text:p>
          </table:table-cell>
          <table:table-cell table:style-name="ce36" office:value-type="string">
            <text:p>Punto di rugiada (°C)</text:p>
          </table:table-cell>
          <table:table-cell table:style-name="ce36" office:value-type="string">
            <text:p>Umidità</text:p>
          </table:table-cell>
          <table:table-cell table:style-name="ce36" office:value-type="string">
            <text:p>Pressione atmosferica (hPa)</text:p>
          </table:table-cell>
          <table:table-cell table:style-name="ce4" table:number-columns-repeated="249"/>
        </table:table-row>
      </table:table>
      <table:table table:name="Mod1_3" table:style-name="ta5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"/>
        <table:table-column table:style-name="co31" table:number-columns-repeated="252" table:default-cell-style-name="Default"/>
        <table:table-row table:style-name="ro1">
          <table:table-cell table:style-name="ce43" office:value-type="string" table:number-columns-spanned="4" table:number-rows-spanned="1">
            <text:p>Prenotazioni</text:p>
          </table:table-cell>
          <table:covered-table-cell table:number-columns-repeated="3" table:style-name="ce36"/>
          <table:table-cell>
            <draw:frame table:end-cell-address="Mod1_3.G9" table:end-x="0.0016in" table:end-y="0.098in" draw:z-index="0" draw:name="MCj02873280000[1]" draw:style-name="gr2" draw:text-style-name="P2" svg:width="1.1854in" svg:height="1.4047in" svg:x="0.5547in" svg:y="0.0098in">
              <draw:image xlink:href="Pictures/200000570000473600005F30E5EA102C.wm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">
          <table:table-cell table:style-name="ce44"/>
          <table:table-cell table:number-columns-repeated="255"/>
        </table:table-row>
        <table:table-row table:style-name="ro1">
          <table:table-cell table:style-name="ce45" office:value-type="string">
            <text:p>Cognome</text:p>
          </table:table-cell>
          <table:table-cell table:style-name="ce45" office:value-type="string">
            <text:p>Nome</text:p>
          </table:table-cell>
          <table:table-cell table:style-name="ce50" office:value-type="string">
            <text:p>Sesso</text:p>
          </table:table-cell>
          <table:table-cell table:style-name="ce50" office:value-type="string">
            <text:p>Modulo</text:p>
          </table:table-cell>
          <table:table-cell table:number-columns-repeated="252"/>
        </table:table-row>
        <table:table-row table:style-name="ro1" table:number-rows-repeated="4">
          <table:table-cell table:style-name="ce46" table:number-columns-repeated="2"/>
          <table:table-cell table:style-name="ce51" table:number-columns-repeated="2"/>
          <table:table-cell table:number-columns-repeated="252"/>
        </table:table-row>
        <table:table-row table:style-name="ro1">
          <table:table-cell table:number-columns-repeated="256"/>
        </table:table-row>
        <table:table-header-rows>
          <table:table-row table:style-name="ro1">
            <table:table-cell table:style-name="ce47" office:value-type="string">
              <text:p>Cognome</text:p>
            </table:table-cell>
            <table:table-cell table:style-name="ce47" office:value-type="string">
              <text:p>Nome</text:p>
            </table:table-cell>
            <table:table-cell table:style-name="ce52" office:value-type="string">
              <text:p>Sesso</text:p>
            </table:table-cell>
            <table:table-cell table:style-name="ce52" office:value-type="string">
              <text:p>Modulo</text:p>
            </table:table-cell>
            <table:table-cell table:number-columns-repeated="252"/>
          </table:table-row>
        </table:table-header-rows>
        <table:table-row table:style-name="ro1">
          <table:table-cell table:style-name="ce48" office:value-type="string">
            <text:p>Adamek</text:p>
          </table:table-cell>
          <table:table-cell table:style-name="ce49" office:value-type="string">
            <text:p>Johann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ahrer</text:p>
          </table:table-cell>
          <table:table-cell table:style-name="ce49" office:value-type="string">
            <text:p>Fried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artke</text:p>
          </table:table-cell>
          <table:table-cell table:style-name="ce49" office:value-type="string">
            <text:p>Leopoldine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Bauer</text:p>
          </table:table-cell>
          <table:table-cell table:style-name="ce49" office:value-type="string">
            <text:p>Karin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auer</text:p>
          </table:table-cell>
          <table:table-cell table:style-name="ce49" office:value-type="string">
            <text:p>Hilde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eck</text:p>
          </table:table-cell>
          <table:table-cell table:style-name="ce49" office:value-type="string">
            <text:p>Anna</text:p>
          </table:table-cell>
          <table:table-cell table:style-name="ce54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eilner</text:p>
          </table:table-cell>
          <table:table-cell table:style-name="ce49" office:value-type="string">
            <text:p>Erik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enedikt</text:p>
          </table:table-cell>
          <table:table-cell table:style-name="ce49" office:value-type="string">
            <text:p>Christine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erger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öhm</text:p>
          </table:table-cell>
          <table:table-cell table:style-name="ce49" office:value-type="string">
            <text:p>Josef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randtner</text:p>
          </table:table-cell>
          <table:table-cell table:style-name="ce49" office:value-type="string">
            <text:p>Otto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Burger</text:p>
          </table:table-cell>
          <table:table-cell table:style-name="ce49" office:value-type="string">
            <text:p>Josef</text:p>
          </table:table-cell>
          <table:table-cell table:style-name="ce53" office:value-type="string">
            <text:p>M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Deutsch</text:p>
          </table:table-cell>
          <table:table-cell table:style-name="ce49" office:value-type="string">
            <text:p>Erwin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aulhofer</text:p>
          </table:table-cell>
          <table:table-cell table:style-name="ce49" office:value-type="string">
            <text:p>Berta</text:p>
          </table:table-cell>
          <table:table-cell table:style-name="ce54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eppert</text:p>
          </table:table-cell>
          <table:table-cell table:style-name="ce49" office:value-type="string">
            <text:p>Karoline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eppert</text:p>
          </table:table-cell>
          <table:table-cell table:style-name="ce49" office:value-type="string">
            <text:p>Karoline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lück</text:p>
          </table:table-cell>
          <table:table-cell table:style-name="ce48" office:value-type="string">
            <text:p>Anton</text:p>
          </table:table-cell>
          <table:table-cell table:style-name="ce54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lück</text:p>
          </table:table-cell>
          <table:table-cell table:style-name="ce48" office:value-type="string">
            <text:p>Franz</text:p>
          </table:table-cell>
          <table:table-cell table:style-name="ce54" office:value-type="string">
            <text:p>M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rimm</text:p>
          </table:table-cell>
          <table:table-cell table:style-name="ce49" office:value-type="string">
            <text:p>Michael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Habel</text:p>
          </table:table-cell>
          <table:table-cell table:style-name="ce49" office:value-type="string">
            <text:p>Irmengard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Henkel</text:p>
          </table:table-cell>
          <table:table-cell table:style-name="ce49" office:value-type="string">
            <text:p>Eva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Höllermann</text:p>
          </table:table-cell>
          <table:table-cell table:style-name="ce49" office:value-type="string">
            <text:p>Emilie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Janka</text:p>
          </table:table-cell>
          <table:table-cell table:style-name="ce49" office:value-type="string">
            <text:p>Anna</text:p>
          </table:table-cell>
          <table:table-cell table:style-name="ce54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Küschall</text:p>
          </table:table-cell>
          <table:table-cell table:style-name="ce49" office:value-type="string">
            <text:p>Josef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Lacina</text:p>
          </table:table-cell>
          <table:table-cell table:style-name="ce49" office:value-type="string">
            <text:p>Hermine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Lorich</text:p>
          </table:table-cell>
          <table:table-cell table:style-name="ce49" office:value-type="string">
            <text:p>Erwin</text:p>
          </table:table-cell>
          <table:table-cell table:style-name="ce53" office:value-type="string">
            <text:p>M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Mayer</text:p>
          </table:table-cell>
          <table:table-cell table:style-name="ce49" office:value-type="string">
            <text:p>Eugenie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Mohaupt</text:p>
          </table:table-cell>
          <table:table-cell table:style-name="ce49" office:value-type="string">
            <text:p>Karl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Müller</text:p>
          </table:table-cell>
          <table:table-cell table:style-name="ce49" office:value-type="string">
            <text:p>Franz</text:p>
          </table:table-cell>
          <table:table-cell table:style-name="ce53" office:value-type="string">
            <text:p>M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Nemecek</text:p>
          </table:table-cell>
          <table:table-cell table:style-name="ce49" office:value-type="string">
            <text:p>Ingrid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Novotny</text:p>
          </table:table-cell>
          <table:table-cell table:style-name="ce48" office:value-type="string">
            <text:p>Karl</text:p>
          </table:table-cell>
          <table:table-cell table:style-name="ce54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Ollischer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Polz</text:p>
          </table:table-cell>
          <table:table-cell table:style-name="ce48" office:value-type="string">
            <text:p>Susanna</text:p>
          </table:table-cell>
          <table:table-cell table:style-name="ce54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Rak</text:p>
          </table:table-cell>
          <table:table-cell table:style-name="ce49" office:value-type="string">
            <text:p>Erik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Rosenmayer</text:p>
          </table:table-cell>
          <table:table-cell table:style-name="ce49" office:value-type="string">
            <text:p>Hermine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akacz</text:p>
          </table:table-cell>
          <table:table-cell table:style-name="ce49" office:value-type="string">
            <text:p>Ernestine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äffer</text:p>
          </table:table-cell>
          <table:table-cell table:style-name="ce49" office:value-type="string">
            <text:p>Fritz</text:p>
          </table:table-cell>
          <table:table-cell table:style-name="ce53" office:value-type="string">
            <text:p>M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uch</text:p>
          </table:table-cell>
          <table:table-cell table:style-name="ce49" office:value-type="string">
            <text:p>Beate</text:p>
          </table:table-cell>
          <table:table-cell table:style-name="ce54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waller</text:p>
          </table:table-cell>
          <table:table-cell table:style-name="ce49" office:value-type="string">
            <text:p>Rudolfine</text:p>
          </table:table-cell>
          <table:table-cell table:style-name="ce53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ilber</text:p>
          </table:table-cell>
          <table:table-cell table:style-name="ce49" office:value-type="string">
            <text:p>Margarethe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mid</text:p>
          </table:table-cell>
          <table:table-cell table:style-name="ce49" office:value-type="string">
            <text:p>Johanna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ofaly</text:p>
          </table:table-cell>
          <table:table-cell table:style-name="ce49" office:value-type="string">
            <text:p>Julius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peiser</text:p>
          </table:table-cell>
          <table:table-cell table:style-name="ce49" office:value-type="string">
            <text:p>Walter</text:p>
          </table:table-cell>
          <table:table-cell table:style-name="ce53" office:value-type="string">
            <text:p>M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Streicher</text:p>
          </table:table-cell>
          <table:table-cell table:style-name="ce49" office:value-type="string">
            <text:p>Johann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atzer</text:p>
          </table:table-cell>
          <table:table-cell table:style-name="ce49" office:value-type="string">
            <text:p>Leopold</text:p>
          </table:table-cell>
          <table:table-cell table:style-name="ce53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ham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utschek</text:p>
          </table:table-cell>
          <table:table-cell table:style-name="ce49" office:value-type="string">
            <text:p>Rudolfine</text:p>
          </table:table-cell>
          <table:table-cell table:style-name="ce53" office:value-type="string">
            <text:p>F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Votik</text:p>
          </table:table-cell>
          <table:table-cell table:style-name="ce48" office:value-type="string">
            <text:p>Margareth</text:p>
          </table:table-cell>
          <table:table-cell table:style-name="ce54" office:value-type="string">
            <text:p>F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Wagner</text:p>
          </table:table-cell>
          <table:table-cell table:style-name="ce48" office:value-type="string">
            <text:p>Herbert</text:p>
          </table:table-cell>
          <table:table-cell table:style-name="ce54" office:value-type="string">
            <text:p>M</text:p>
          </table:table-cell>
          <table:table-cell table:style-name="ce5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Witthalm</text:p>
          </table:table-cell>
          <table:table-cell table:style-name="ce48" office:value-type="string">
            <text:p>Johannes</text:p>
          </table:table-cell>
          <table:table-cell table:style-name="ce54" office:value-type="string">
            <text:p>M</text:p>
          </table:table-cell>
          <table:table-cell table:style-name="ce55" office:value-type="float" office:value="2">
            <text:p>2</text:p>
          </table:table-cell>
          <table:table-cell table:number-columns-repeated="252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d4_5" table:style-name="ta6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"/>
        <table:table-column table:style-name="co31" table:number-columns-repeated="252" table:default-cell-style-name="Default"/>
        <table:table-row table:style-name="ro1">
          <table:table-cell table:style-name="ce43" office:value-type="string" table:number-columns-spanned="4" table:number-rows-spanned="1">
            <text:p>Prenotazioni</text:p>
          </table:table-cell>
          <table:covered-table-cell table:number-columns-repeated="3" table:style-name="ce36"/>
          <table:table-cell>
            <draw:frame table:end-cell-address="Mod4_5.G9" table:end-x="0.0016in" table:end-y="0.0882in" draw:z-index="0" draw:name="MCj02873280000[1]" draw:style-name="gr2" draw:text-style-name="P2" svg:width="1.1854in" svg:height="1.4047in" svg:x="0.5547in" svg:y="0in">
              <draw:image xlink:href="Pictures/200000570000473600005F30E5EA102C.wm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">
          <table:table-cell table:style-name="ce44"/>
          <table:table-cell table:number-columns-repeated="255"/>
        </table:table-row>
        <table:table-row table:style-name="ro1">
          <table:table-cell table:style-name="ce45" office:value-type="string">
            <text:p>Cognome</text:p>
          </table:table-cell>
          <table:table-cell table:style-name="ce45" office:value-type="string">
            <text:p>Nome</text:p>
          </table:table-cell>
          <table:table-cell table:style-name="ce50" office:value-type="string">
            <text:p>Sesso</text:p>
          </table:table-cell>
          <table:table-cell table:style-name="ce50" office:value-type="string">
            <text:p>Modulo</text:p>
          </table:table-cell>
          <table:table-cell table:number-columns-repeated="252"/>
        </table:table-row>
        <table:table-row table:style-name="ro1" table:number-rows-repeated="4">
          <table:table-cell table:style-name="ce46" table:number-columns-repeated="2"/>
          <table:table-cell table:style-name="ce51" table:number-columns-repeated="2"/>
          <table:table-cell table:number-columns-repeated="252"/>
        </table:table-row>
        <table:table-row table:style-name="ro1">
          <table:table-cell table:number-columns-repeated="256"/>
        </table:table-row>
        <table:table-header-rows>
          <table:table-row table:style-name="ro1">
            <table:table-cell table:style-name="ce56" office:value-type="string">
              <text:p>Cognome</text:p>
            </table:table-cell>
            <table:table-cell table:style-name="ce56" office:value-type="string">
              <text:p>Nome</text:p>
            </table:table-cell>
            <table:table-cell table:style-name="ce57" office:value-type="string">
              <text:p>Sesso</text:p>
            </table:table-cell>
            <table:table-cell table:style-name="ce57" office:value-type="string">
              <text:p>Modulo</text:p>
            </table:table-cell>
            <table:table-cell table:number-columns-repeated="252"/>
          </table:table-row>
        </table:table-header-rows>
        <table:table-row table:style-name="ro1">
          <table:table-cell table:style-name="ce49" office:value-type="string">
            <text:p>Aicher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Augendorfer</text:p>
          </table:table-cell>
          <table:table-cell table:style-name="ce49" office:value-type="string">
            <text:p>Ludmilla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ammer</text:p>
          </table:table-cell>
          <table:table-cell table:style-name="ce49" office:value-type="string">
            <text:p>Hild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orsic</text:p>
          </table:table-cell>
          <table:table-cell table:style-name="ce49" office:value-type="string">
            <text:p>Josefa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ossniak</text:p>
          </table:table-cell>
          <table:table-cell table:style-name="ce49" office:value-type="string">
            <text:p>Ilse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runner</text:p>
          </table:table-cell>
          <table:table-cell table:style-name="ce49" office:value-type="string">
            <text:p>Anton</text:p>
          </table:table-cell>
          <table:table-cell table:style-name="ce54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urian</text:p>
          </table:table-cell>
          <table:table-cell table:style-name="ce49" office:value-type="string">
            <text:p>Dieter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Busek</text:p>
          </table:table-cell>
          <table:table-cell table:style-name="ce49" office:value-type="string">
            <text:p>Josef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Dobler</text:p>
          </table:table-cell>
          <table:table-cell table:style-name="ce48" office:value-type="string">
            <text:p>Rudolf</text:p>
          </table:table-cell>
          <table:table-cell table:style-name="ce54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Fröschl</text:p>
          </table:table-cell>
          <table:table-cell table:style-name="ce48" office:value-type="string">
            <text:p>Ingrid</text:p>
          </table:table-cell>
          <table:table-cell table:style-name="ce54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aida</text:p>
          </table:table-cell>
          <table:table-cell table:style-name="ce49" office:value-type="string">
            <text:p>Ilse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anster</text:p>
          </table:table-cell>
          <table:table-cell table:style-name="ce49" office:value-type="string">
            <text:p>Josef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iefing</text:p>
          </table:table-cell>
          <table:table-cell table:style-name="ce49" office:value-type="string">
            <text:p>Paulin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oldsteiner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Gschlenk</text:p>
          </table:table-cell>
          <table:table-cell table:style-name="ce49" office:value-type="string">
            <text:p>Josef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Haiden</text:p>
          </table:table-cell>
          <table:table-cell table:style-name="ce49" office:value-type="string">
            <text:p>Leopoldin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Hübner</text:p>
          </table:table-cell>
          <table:table-cell table:style-name="ce49" office:value-type="string">
            <text:p>Elfried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Kittinger</text:p>
          </table:table-cell>
          <table:table-cell table:style-name="ce49" office:value-type="string">
            <text:p>Friedrich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Kloiber</text:p>
          </table:table-cell>
          <table:table-cell table:style-name="ce49" office:value-type="string">
            <text:p>Karoline</text:p>
          </table:table-cell>
          <table:table-cell table:style-name="ce54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Köck</text:p>
          </table:table-cell>
          <table:table-cell table:style-name="ce49" office:value-type="string">
            <text:p>Rosa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Krammer</text:p>
          </table:table-cell>
          <table:table-cell table:style-name="ce49" office:value-type="string">
            <text:p>Zeppelin</text:p>
          </table:table-cell>
          <table:table-cell table:style-name="ce53" office:value-type="string">
            <text:p>M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Kreiski</text:p>
          </table:table-cell>
          <table:table-cell table:style-name="ce49" office:value-type="string">
            <text:p>Theresia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Latzko</text:p>
          </table:table-cell>
          <table:table-cell table:style-name="ce48" office:value-type="string">
            <text:p>Ursula</text:p>
          </table:table-cell>
          <table:table-cell table:style-name="ce54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Lehner</text:p>
          </table:table-cell>
          <table:table-cell table:style-name="ce49" office:value-type="string">
            <text:p>Rosa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Lutschinger</text:p>
          </table:table-cell>
          <table:table-cell table:style-name="ce49" office:value-type="string">
            <text:p>Monika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Machac</text:p>
          </table:table-cell>
          <table:table-cell table:style-name="ce49" office:value-type="string">
            <text:p>Alois</text:p>
          </table:table-cell>
          <table:table-cell table:style-name="ce54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Mokesch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Müller</text:p>
          </table:table-cell>
          <table:table-cell table:style-name="ce49" office:value-type="string">
            <text:p>Kurt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Niedermayer</text:p>
          </table:table-cell>
          <table:table-cell table:style-name="ce49" office:value-type="string">
            <text:p>Friedlind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Niessl</text:p>
          </table:table-cell>
          <table:table-cell table:style-name="ce49" office:value-type="string">
            <text:p>Ernst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Pfeffer</text:p>
          </table:table-cell>
          <table:table-cell table:style-name="ce49" office:value-type="string">
            <text:p>Karl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Rafitz</text:p>
          </table:table-cell>
          <table:table-cell table:style-name="ce49" office:value-type="string">
            <text:p>Elfriede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Rauch</text:p>
          </table:table-cell>
          <table:table-cell table:style-name="ce48" office:value-type="string">
            <text:p>Roswitha</text:p>
          </table:table-cell>
          <table:table-cell table:style-name="ce54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Rehor</text:p>
          </table:table-cell>
          <table:table-cell table:style-name="ce49" office:value-type="string">
            <text:p>Gerti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ambach</text:p>
          </table:table-cell>
          <table:table-cell table:style-name="ce48" office:value-type="string">
            <text:p>Eva</text:p>
          </table:table-cell>
          <table:table-cell table:style-name="ce54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antl</text:p>
          </table:table-cell>
          <table:table-cell table:style-name="ce48" office:value-type="string">
            <text:p>Heinz</text:p>
          </table:table-cell>
          <table:table-cell table:style-name="ce54" office:value-type="string">
            <text:p>M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mid</text:p>
          </table:table-cell>
          <table:table-cell table:style-name="ce49" office:value-type="string">
            <text:p>Berta</text:p>
          </table:table-cell>
          <table:table-cell table:style-name="ce54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warz</text:p>
          </table:table-cell>
          <table:table-cell table:style-name="ce49" office:value-type="string">
            <text:p>Julia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imcovic</text:p>
          </table:table-cell>
          <table:table-cell table:style-name="ce49" office:value-type="string">
            <text:p>Margaret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tibernitz</text:p>
          </table:table-cell>
          <table:table-cell table:style-name="ce48" office:value-type="string">
            <text:p>Robert</text:p>
          </table:table-cell>
          <table:table-cell table:style-name="ce54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eubel</text:p>
          </table:table-cell>
          <table:table-cell table:style-name="ce49" office:value-type="string">
            <text:p>Walter</text:p>
          </table:table-cell>
          <table:table-cell table:style-name="ce53" office:value-type="string">
            <text:p>M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räumer</text:p>
          </table:table-cell>
          <table:table-cell table:style-name="ce48" office:value-type="string">
            <text:p>Linde</text:p>
          </table:table-cell>
          <table:table-cell table:style-name="ce54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Unfried</text:p>
          </table:table-cell>
          <table:table-cell table:style-name="ce49" office:value-type="string">
            <text:p>Johann</text:p>
          </table:table-cell>
          <table:table-cell table:style-name="ce53" office:value-type="string">
            <text:p>M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Weber</text:p>
          </table:table-cell>
          <table:table-cell table:style-name="ce49" office:value-type="string">
            <text:p>Friedlinde</text:p>
          </table:table-cell>
          <table:table-cell table:style-name="ce53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Weiner</text:p>
          </table:table-cell>
          <table:table-cell table:style-name="ce48" office:value-type="string">
            <text:p>Horst</text:p>
          </table:table-cell>
          <table:table-cell table:style-name="ce54" office:value-type="string">
            <text:p>M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Weintraud</text:p>
          </table:table-cell>
          <table:table-cell table:style-name="ce49" office:value-type="string">
            <text:p>Karl</text:p>
          </table:table-cell>
          <table:table-cell table:style-name="ce53" office:value-type="string">
            <text:p>M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Wild</text:p>
          </table:table-cell>
          <table:table-cell table:style-name="ce49" office:value-type="string">
            <text:p>Johann</text:p>
          </table:table-cell>
          <table:table-cell table:style-name="ce53" office:value-type="string">
            <text:p>M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Wurm</text:p>
          </table:table-cell>
          <table:table-cell table:style-name="ce49" office:value-type="string">
            <text:p>Wilhelmine</text:p>
          </table:table-cell>
          <table:table-cell table:style-name="ce53" office:value-type="string">
            <text:p>F</text:p>
          </table:table-cell>
          <table:table-cell table:style-name="ce5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Zotter</text:p>
          </table:table-cell>
          <table:table-cell table:style-name="ce49" office:value-type="string">
            <text:p>Adelheid</text:p>
          </table:table-cell>
          <table:table-cell table:style-name="ce54" office:value-type="string">
            <text:p>F</text:p>
          </table:table-cell>
          <table:table-cell table:style-name="ce55" office:value-type="float" office:value="4">
            <text:p>4</text:p>
          </table:table-cell>
          <table:table-cell table:number-columns-repeated="252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d6_7" table:style-name="ta7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"/>
        <table:table-column table:style-name="co31" table:number-columns-repeated="252" table:default-cell-style-name="Default"/>
        <table:table-row table:style-name="ro1">
          <table:table-cell table:style-name="ce43" office:value-type="string" table:number-columns-spanned="4" table:number-rows-spanned="1">
            <text:p>Prenotazioni</text:p>
          </table:table-cell>
          <table:covered-table-cell table:number-columns-repeated="3" table:style-name="ce36"/>
          <table:table-cell>
            <draw:frame table:end-cell-address="Mod6_7.G9" table:end-x="0.0016in" table:end-y="0.0882in" draw:z-index="0" draw:name="MCj02873280000[1]" draw:style-name="gr2" draw:text-style-name="P2" svg:width="1.1854in" svg:height="1.4047in" svg:x="0.5547in" svg:y="0in">
              <draw:image xlink:href="Pictures/200000570000473600005F30E5EA102C.wm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">
          <table:table-cell table:style-name="ce44"/>
          <table:table-cell table:number-columns-repeated="255"/>
        </table:table-row>
        <table:table-row table:style-name="ro1">
          <table:table-cell table:style-name="ce45" office:value-type="string">
            <text:p>Cognome</text:p>
          </table:table-cell>
          <table:table-cell table:style-name="ce45" office:value-type="string">
            <text:p>Nome</text:p>
          </table:table-cell>
          <table:table-cell table:style-name="ce50" office:value-type="string">
            <text:p>Sesso</text:p>
          </table:table-cell>
          <table:table-cell table:style-name="ce50" office:value-type="string">
            <text:p>Modulo</text:p>
          </table:table-cell>
          <table:table-cell table:number-columns-repeated="252"/>
        </table:table-row>
        <table:table-row table:style-name="ro1" table:number-rows-repeated="4">
          <table:table-cell table:style-name="ce46" table:number-columns-repeated="2"/>
          <table:table-cell table:style-name="ce51" table:number-columns-repeated="2"/>
          <table:table-cell table:number-columns-repeated="252"/>
        </table:table-row>
        <table:table-row table:style-name="ro1">
          <table:table-cell table:number-columns-repeated="256"/>
        </table:table-row>
        <table:table-header-rows>
          <table:table-row table:style-name="ro1">
            <table:table-cell table:style-name="ce58" office:value-type="string">
              <text:p>Cognome</text:p>
            </table:table-cell>
            <table:table-cell table:style-name="ce58" office:value-type="string">
              <text:p>Nome</text:p>
            </table:table-cell>
            <table:table-cell table:style-name="ce59" office:value-type="string">
              <text:p>Sesso</text:p>
            </table:table-cell>
            <table:table-cell table:style-name="ce59" office:value-type="string">
              <text:p>Modulo</text:p>
            </table:table-cell>
            <table:table-cell table:number-columns-repeated="252"/>
          </table:table-row>
        </table:table-header-rows>
        <table:table-row table:style-name="ro1">
          <table:table-cell table:style-name="ce49" office:value-type="string">
            <text:p>Bach</text:p>
          </table:table-cell>
          <table:table-cell table:style-name="ce49" office:value-type="string">
            <text:p>Aloisia</text:p>
          </table:table-cell>
          <table:table-cell table:style-name="ce54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ammer</text:p>
          </table:table-cell>
          <table:table-cell table:style-name="ce48" office:value-type="string">
            <text:p>Vera</text:p>
          </table:table-cell>
          <table:table-cell table:style-name="ce54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ilek</text:p>
          </table:table-cell>
          <table:table-cell table:style-name="ce49" office:value-type="string">
            <text:p>Herma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öckl</text:p>
          </table:table-cell>
          <table:table-cell table:style-name="ce49" office:value-type="string">
            <text:p>Christine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Burghart</text:p>
          </table:table-cell>
          <table:table-cell table:style-name="ce49" office:value-type="string">
            <text:p>Theresia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Duch</text:p>
          </table:table-cell>
          <table:table-cell table:style-name="ce49" office:value-type="string">
            <text:p>Adolf</text:p>
          </table:table-cell>
          <table:table-cell table:style-name="ce54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Edenhofer</text:p>
          </table:table-cell>
          <table:table-cell table:style-name="ce48" office:value-type="string">
            <text:p>Ewald</text:p>
          </table:table-cell>
          <table:table-cell table:style-name="ce54" office:value-type="string">
            <text:p>M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Engl</text:p>
          </table:table-cell>
          <table:table-cell table:style-name="ce49" office:value-type="string">
            <text:p>Franz</text:p>
          </table:table-cell>
          <table:table-cell table:style-name="ce53" office:value-type="string">
            <text:p>M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Forsthuber</text:p>
          </table:table-cell>
          <table:table-cell table:style-name="ce48" office:value-type="string">
            <text:p>Verena</text:p>
          </table:table-cell>
          <table:table-cell table:style-name="ce54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Fries</text:p>
          </table:table-cell>
          <table:table-cell table:style-name="ce49" office:value-type="string">
            <text:p>Gerlinde</text:p>
          </table:table-cell>
          <table:table-cell table:style-name="ce53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Hübner</text:p>
          </table:table-cell>
          <table:table-cell table:style-name="ce49" office:value-type="string">
            <text:p>Wendelin</text:p>
          </table:table-cell>
          <table:table-cell table:style-name="ce53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Klein</text:p>
          </table:table-cell>
          <table:table-cell table:style-name="ce49" office:value-type="string">
            <text:p>Julius </text:p>
          </table:table-cell>
          <table:table-cell table:style-name="ce53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Mantler</text:p>
          </table:table-cell>
          <table:table-cell table:style-name="ce49" office:value-type="string">
            <text:p>Norbert</text:p>
          </table:table-cell>
          <table:table-cell table:style-name="ce53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Mayer</text:p>
          </table:table-cell>
          <table:table-cell table:style-name="ce49" office:value-type="string">
            <text:p>Margarete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Milde</text:p>
          </table:table-cell>
          <table:table-cell table:style-name="ce48" office:value-type="string">
            <text:p>Sylvie</text:p>
          </table:table-cell>
          <table:table-cell table:style-name="ce54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Osterer</text:p>
          </table:table-cell>
          <table:table-cell table:style-name="ce49" office:value-type="string">
            <text:p>Friederike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Polasek</text:p>
          </table:table-cell>
          <table:table-cell table:style-name="ce49" office:value-type="string">
            <text:p>Helene</text:p>
          </table:table-cell>
          <table:table-cell table:style-name="ce53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chwendtbauer</text:p>
          </table:table-cell>
          <table:table-cell table:style-name="ce49" office:value-type="string">
            <text:p>Robert</text:p>
          </table:table-cell>
          <table:table-cell table:style-name="ce53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Seidl</text:p>
          </table:table-cell>
          <table:table-cell table:style-name="ce49" office:value-type="string">
            <text:p>Karl</text:p>
          </table:table-cell>
          <table:table-cell table:style-name="ce53" office:value-type="string">
            <text:p>M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8" office:value-type="string">
            <text:p>Sodl</text:p>
          </table:table-cell>
          <table:table-cell table:style-name="ce49" office:value-type="string">
            <text:p>Josefa</text:p>
          </table:table-cell>
          <table:table-cell table:style-name="ce53" office:value-type="string">
            <text:p>F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oudek</text:p>
          </table:table-cell>
          <table:table-cell table:style-name="ce49" office:value-type="string">
            <text:p>Maria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Stöger</text:p>
          </table:table-cell>
          <table:table-cell table:style-name="ce49" office:value-type="string">
            <text:p>Franz</text:p>
          </table:table-cell>
          <table:table-cell table:style-name="ce53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ham</text:p>
          </table:table-cell>
          <table:table-cell table:style-name="ce49" office:value-type="string">
            <text:p>Karl</text:p>
          </table:table-cell>
          <table:table-cell table:style-name="ce53" office:value-type="string">
            <text:p>M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Thomay</text:p>
          </table:table-cell>
          <table:table-cell table:style-name="ce48" office:value-type="string">
            <text:p>Peter</text:p>
          </table:table-cell>
          <table:table-cell table:style-name="ce54" office:value-type="string">
            <text:p>M</text:p>
          </table:table-cell>
          <table:table-cell table:style-name="ce55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Uhl</text:p>
          </table:table-cell>
          <table:table-cell table:style-name="ce49" office:value-type="string">
            <text:p>Erna</text:p>
          </table:table-cell>
          <table:table-cell table:style-name="ce53" office:value-type="string">
            <text:p>F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49" office:value-type="string">
            <text:p>Walzhofer</text:p>
          </table:table-cell>
          <table:table-cell table:style-name="ce49" office:value-type="string">
            <text:p>Andreas</text:p>
          </table:table-cell>
          <table:table-cell table:style-name="ce54" office:value-type="string">
            <text:p>M</text:p>
          </table:table-cell>
          <table:table-cell table:style-name="ce55" office:value-type="float" office:value="6">
            <text:p>6</text:p>
          </table:table-cell>
          <table:table-cell table:number-columns-repeated="252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Bolzano.$A$1" table:cell-range-address="$Bolzano.$A$1:.$J$25"/>
        <table:named-range table:name="Excel_BuiltIn__FilterDatabase_5" table:base-cell-address="$Bolzano.$A$1" table:cell-range-address="$Mod1_3.$A$9:.$D$59"/>
        <table:named-range table:name="Excel_BuiltIn__FilterDatabase_6" table:base-cell-address="$Bolzano.$A$1" table:cell-range-address="$Mod4_5.$A$9:.$D$58"/>
        <table:named-range table:name="Excel_BuiltIn__FilterDatabase_2" table:base-cell-address="$Bolzano.$A$1" table:cell-range-address="$Verona1.$A$1:.$G$20"/>
        <table:named-range table:name="Excel_BuiltIn__FilterDatabase_3" table:base-cell-address="$Bolzano.$A$1" table:cell-range-address="$Verona2.$A$1:.$G$27"/>
        <table:named-range table:name="Excel_BuiltIn__FilterDatabase_4" table:base-cell-address="$Bolzano.$A$1" table:cell-range-address="$Verona3.$A$1:.$G$24"/>
        <table:named-range table:name="Excel_BuiltIn_Criteria_1" table:base-cell-address="$Bolzano.$A$1" table:cell-range-address="$Bolzano.$G$27:.$H$28" table:range-usable-as="filter"/>
        <table:named-range table:name="Excel_BuiltIn_Criteria_5" table:base-cell-address="$Bolzano.$A$1" table:cell-range-address="$Mod1_3.$D$3:.$D$5" table:range-usable-as="filter"/>
        <table:named-range table:name="Excel_BuiltIn_Criteria_6" table:base-cell-address="$Bolzano.$A$1" table:cell-range-address="$Mod4_5.$C$3:.$C$4" table:range-usable-as="filter"/>
        <table:named-range table:name="Excel_BuiltIn_Criteria_2" table:base-cell-address="$Bolzano.$A$1" table:cell-range-address="$Verona1.$D$22:.$E$23" table:range-usable-as="filter"/>
        <table:named-range table:name="Excel_BuiltIn_Criteria_3" table:base-cell-address="$Bolzano.$A$1" table:cell-range-address="$Verona2.$A$29:.$E$31" table:range-usable-as="filter"/>
        <table:named-range table:name="Excel_BuiltIn_Criteria_4" table:base-cell-address="$Bolzano.$A$1" table:cell-range-address="$Verona3.$A$26:.$G$27" table:range-usable-as="filter"/>
        <table:named-range table:name="DailyHistory.html?req_city_NA_req_state_NA_req_statename_NA_2" table:base-cell-address="$Bolzano.$A$1" table:cell-range-address="$Verona1.$A$1:.$G$20"/>
        <table:named-range table:name="DailyHistory.html?req_city_NA_req_state_NA_req_statename_NA_3" table:base-cell-address="$Bolzano.$A$1" table:cell-range-address="$Verona2.$A$1:.$G$27"/>
        <table:named-range table:name="DailyHistory.html?req_city_NA_req_state_NA_req_statename_NA_4" table:base-cell-address="$Bolzano.$A$1" table:cell-range-address="$Verona3.$A$1:.$G$24"/>
        <table:named-range table:name="DailyHistory.html?req_city_NA_req_state_NA_req_statename_NA_theprefset_SHOWMETAR_theprefvalue_1_1" table:base-cell-address="$Bolzano.$A$1" table:cell-range-address="$Bolzano.$A$1:.$K$25"/>
        <table:named-range table:name="Excel_BuiltIn_Print_Titles_5" table:base-cell-address="$Bolzano.$A$1" table:cell-range-address="$Mod1_3.$A$9:.$IV$9" table:range-usable-as="repeat-column repeat-row"/>
        <table:named-range table:name="Excel_BuiltIn_Print_Titles_6" table:base-cell-address="$Bolzano.$A$1" table:cell-range-address="$Mod4_5.$A$9:.$IV$9" table:range-usable-as="repeat-column repeat-row"/>
        <table:named-range table:name="Excel_BuiltIn_Print_Titles_7" table:base-cell-address="$Bolzano.$A$1" table:cell-range-address="$Mod6_7.$A$9:.$IV$9" table:range-usable-as="repeat-column repeat-row"/>
      </table:named-expressions>
      <table:database-ranges>
        <table:database-range table:name="Excel_BuiltIn__FilterDatabase_1" table:target-range-address="Bolzano.A1:Bolzano.J25"/>
        <table:database-range table:name="Excel_BuiltIn__FilterDatabase_2" table:target-range-address="Verona1.A1:Verona1.G20"/>
        <table:database-range table:name="Excel_BuiltIn__FilterDatabase_3" table:target-range-address="Verona2.A1:Verona2.G27"/>
        <table:database-range table:name="Excel_BuiltIn__FilterDatabase_4" table:target-range-address="Verona3.A1:Verona3.G24"/>
        <table:database-range table:name="Excel_BuiltIn__FilterDatabase_5" table:target-range-address="Mod1_3.A9:Mod1_3.D59"/>
        <table:database-range table:name="Excel_BuiltIn__FilterDatabase_6" table:target-range-address="Mod4_5.A9:Mod4_5.D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Sì</number:text>
    </number:number-style>
    <number:number-style style:name="N120P1" style:volatile="true">
      <number:text>Sì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o</number:text>
    </number:number-style>
    <number:number-style style:name="N121P1" style:volatile="true">
      <number:text>V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ttivo</number:text>
    </number:number-style>
    <number:number-style style:name="N122P1" style:volatile="true">
      <number:text>Attivo</number:text>
    </number:number-style>
    <number:number-style style:name="N122">
      <number:text>Disattiv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3P0"/>
    </number:currency-style>
    <number:number-style style:name="N124">
      <number:number number:decimal-places="1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P0" style:volatile="true">
      <number:text> </number:text>
      <number:number number:decimal-places="1" number:min-integer-digits="1" number:grouping="true"/>
      <number:text> </number:text>
    </number:number-style>
    <number:number-style style:name="N128P1" style:volatile="true">
      <number:text>-</number:text>
      <number:number number:decimal-places="1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3" number:min-integer-digits="1" number:grouping="true"/>
      <number:text> </number:text>
    </number:number-style>
    <number:number-style style:name="N130P1" style:volatile="true">
      <number:text>-</number:text>
      <number:number number:decimal-places="3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4" number:min-integer-digits="1" number:grouping="true"/>
      <number:text> </number:text>
    </number:number-style>
    <number:number-style style:name="N131P1" style:volatile="true">
      <number:text>-</number:text>
      <number:number number:decimal-places="4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5" number:min-integer-digits="1" number:grouping="true"/>
      <number:text> </number:text>
    </number:number-style>
    <number:number-style style:name="N132P1" style:volatile="true">
      <number:text>-</number:text>
      <number:number number:decimal-places="5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4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style:num-format="1" style:print-orientation="portrait" fo:margin-top="0.9839in" fo:margin-bottom="0.492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807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12/07/2006</text:date>, <text:time>22.16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olzano" style:display-name="PageStyle_Bolzan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rona1" style:display-name="PageStyle_Verona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rona2" style:display-name="PageStyle_Veron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rona3" style:display-name="PageStyle_Verona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od1_5f_3" style:display-name="PageStyle_Mod1_3" style:page-layout-name="pm5">
      <style:header style:display="false"/>
      <style:header-left style:display="false"/>
      <style:footer>
        <style:region-right>
          <text:p><text:span text:style-name="T1"><text:file-name text:display="name-and-extension">???</text:file-name></text:span><text:span text:style-name="T1"> </text:span><text:span text:style-name="T1"><text:sheet-name>???</text:sheet-name></text:span><text:span text:style-name="T1"> </text:span><text:span text:style-name="T1"><text:date style:data-style-name="N2" text:date-value="2006-07-12">12/07/2006</text:date></text:span></text:p>
        </style:region-right>
      </style:footer>
      <style:footer-left style:display="false">
        <style:region-right>
          <text:p><text:span text:style-name="T1"><text:file-name text:display="name-and-extension">???</text:file-name></text:span><text:span text:style-name="T1"> </text:span><text:span text:style-name="T1"><text:sheet-name>???</text:sheet-name></text:span><text:span text:style-name="T1"> </text:span><text:span text:style-name="T1"><text:date style:data-style-name="N2" text:date-value="2006-07-12">12/07/2006</text:date></text:span></text:p>
        </style:region-right>
      </style:footer-left>
    </style:master-page>
    <style:master-page style:name="PageStyle_5f_Mod4_5f_5" style:display-name="PageStyle_Mod4_5" style:page-layout-name="pm5">
      <style:header style:display="false"/>
      <style:header-left style:display="false"/>
      <style:footer>
        <style:region-right>
          <text:p><text:span text:style-name="T1"><text:file-name text:display="name-and-extension">???</text:file-name></text:span><text:span text:style-name="T1"> </text:span><text:span text:style-name="T1"><text:sheet-name>???</text:sheet-name></text:span><text:span text:style-name="T1"> </text:span><text:span text:style-name="T1"><text:date style:data-style-name="N2" text:date-value="2006-07-12">12/07/2006</text:date></text:span></text:p>
        </style:region-right>
      </style:footer>
      <style:footer-left style:display="false">
        <style:region-right>
          <text:p><text:span text:style-name="T1"><text:file-name text:display="name-and-extension">???</text:file-name></text:span><text:span text:style-name="T1"> </text:span><text:span text:style-name="T1"><text:sheet-name>???</text:sheet-name></text:span><text:span text:style-name="T1"> </text:span><text:span text:style-name="T1"><text:date style:data-style-name="N2" text:date-value="2006-07-12">12/07/2006</text:date></text:span></text:p>
        </style:region-right>
      </style:footer-left>
    </style:master-page>
    <style:master-page style:name="PageStyle_5f_Mod6_5f_7" style:display-name="PageStyle_Mod6_7" style:page-layout-name="pm5">
      <style:header style:display="false"/>
      <style:header-left style:display="false"/>
      <style:footer>
        <style:region-right>
          <text:p><text:span text:style-name="T1"><text:file-name text:display="name-and-extension">???</text:file-name></text:span><text:span text:style-name="T1"> </text:span><text:span text:style-name="T1"><text:sheet-name>???</text:sheet-name></text:span><text:span text:style-name="T1"> </text:span><text:span text:style-name="T1"><text:date style:data-style-name="N2" text:date-value="2006-07-12">12/07/2006</text:date></text:span></text:p>
        </style:region-right>
      </style:footer>
      <style:footer-left style:display="false">
        <style:region-right>
          <text:p><text:span text:style-name="T1"><text:file-name text:display="name-and-extension">???</text:file-name></text:span><text:span text:style-name="T1"> </text:span><text:span text:style-name="T1"><text:sheet-name>???</text:sheet-name></text:span><text:span text:style-name="T1"> </text:span><text:span text:style-name="T1"><text:date style:data-style-name="N2" text:date-value="2006-07-12">12/07/2006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09-24T18:53:16</meta:creation-date>
    <dc:creator>Marco</dc:creator>
    <dc:date>2006-07-12T22:14:47</dc:date>
    <meta:print-date>2006-07-12T22:14:55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7" meta:cell-count="1305" meta:object-count="3"/>
  </office:meta>
</office:document-meta>
</file>